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2" svg:font-family="monospace"/>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monospace"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onospace"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fo:break-before="page"/>
      <style:text-properties style:font-name="monospace"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8" style:family="paragraph" style:parent-style-name="Standard">
      <style:paragraph-properties fo:text-align="end" style:justify-single-word="false"/>
      <style:text-properties style:font-name="monospace"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monospace" fo:font-size="66pt" fo:font-style="italic" fo:font-weight="normal" style:font-size-asian="66pt" style:font-style-asian="italic" style:font-weight-asian="normal" style:font-size-complex="66pt" style:font-style-complex="italic"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Liberation Sans" fo:font-size="12pt" fo:font-weight="normal"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monospace" fo:font-size="12pt" fo:font-weight="bold" style:font-size-asian="10.5pt" style:font-weight-asian="bold" style:font-size-complex="12pt" style:font-weight-complex="bold"/>
    </style:style>
    <style:style style:name="P13"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monospace"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monospace"/>
    </style:style>
    <style:style style:name="P16" style:family="paragraph" style:parent-style-name="Standard">
      <style:paragraph-properties fo:text-align="center" style:justify-single-word="false"/>
      <style:text-properties style:font-name="monospace" style:text-underline-style="solid" style:text-underline-type="double" style:text-underline-width="auto" style:text-underline-color="font-color"/>
    </style:style>
    <style:style style:name="P17" style:family="paragraph" style:parent-style-name="Standard">
      <style:paragraph-properties fo:text-align="center" style:justify-single-word="false" fo:break-before="page"/>
      <style:text-properties style:font-name="monospace" fo:font-size="20pt" fo:font-weight="bold" style:font-size-asian="20pt" style:font-weight-asian="bold" style:font-size-complex="20pt" style:font-weight-complex="bold"/>
    </style:style>
    <style:style style:name="P18" style:family="paragraph" style:parent-style-name="Standard">
      <style:paragraph-properties fo:margin-left="2.117cm" fo:margin-right="0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19" style:family="paragraph" style:parent-style-name="Standard">
      <style:paragraph-properties fo:margin-left="2.117cm" fo:margin-right="0cm" fo:text-align="end"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0" style:family="paragraph" style:parent-style-name="Standard">
      <style:paragraph-properties fo:margin-left="0.43cm" fo:margin-right="0.397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1" style:family="paragraph" style:parent-style-name="Standard">
      <style:paragraph-properties fo:margin-left="0.464cm" fo:margin-right="0.397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2" style:family="paragraph" style:parent-style-name="Footer">
      <style:paragraph-properties fo:text-align="center" style:justify-single-word="false"/>
    </style:style>
    <style:style style:name="P23" style:family="paragraph" style:parent-style-name="Contents_20_2">
      <style:paragraph-properties>
        <style:tab-stops>
          <style:tab-stop style:position="17.09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Header">
      <style:paragraph-properties fo:text-align="end" style:justify-single-word="false"/>
      <style:text-properties style:font-name="monospace"/>
    </style:style>
    <style:style style:name="T1" style:family="text">
      <style:text-properties fo:font-weight="bold" style:font-weight-asian="bold" style:font-weight-complex="bold"/>
    </style:style>
    <style:style style:name="T2" style:family="text">
      <style:text-properties fo:color="#1a1a1a"/>
    </style:style>
    <style:style style:name="T3" style:family="text">
      <style:text-properties fo:color="#1a1a1a" style:font-name="monospace"/>
    </style:style>
    <style:style style:name="T4" style:family="text">
      <style:text-properties fo:color="#1a1a1a" style:font-name="monospace" fo:font-size="14pt" fo:font-weight="bold" style:font-size-asian="14pt" style:font-weight-asian="bold" style:font-size-complex="14pt" style:font-weight-complex="bold"/>
    </style:style>
    <style:style style:name="T5" style:family="text">
      <style:text-properties fo:color="#1a1a1a" style:font-name="monospace" fo:font-weight="bold" style:font-weight-asian="bold" style:font-weight-complex="bold"/>
    </style:style>
    <style:style style:name="T6" style:family="text">
      <style:text-properties fo:color="#1a1a1a" style:font-name="monospace" fo:font-style="italic" style:font-style-asian="italic" style:font-style-complex="italic"/>
    </style:style>
    <style:style style:name="T7" style:family="text">
      <style:text-properties fo:color="#1a1a1a" style:font-name="monospace" fo:font-size="18pt" fo:font-weight="bold" style:font-size-asian="18pt" style:font-weight-asian="bold" style:font-size-complex="18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9">Antología Poética Hacker y Ensayística Libertaria</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text:p>
          </text:index-title>
          <text:p text:style-name="P25">Compilación Poética<text:tab/>3</text:p>
          <text:p text:style-name="P23">Bit de la Vida<text:tab/>3</text:p>
          <text:p text:style-name="P23">CopyLeft - CopyRight<text:tab/>3</text:p>
          <text:p text:style-name="P23">El Espejo Dibujante<text:tab/>5</text:p>
          <text:p text:style-name="P23">El sentir tecnológico<text:tab/>5</text:p>
          <text:p text:style-name="P23">Erase una shell...<text:tab/>6</text:p>
          <text:p text:style-name="P23">Mi Universo<text:tab/>8</text:p>
          <text:p text:style-name="P23">"Somos muchos... Seremos más"<text:tab/>8</text:p>
          <text:p text:style-name="P23">Tecnología Distópica, Retrato de un mañana que no debemos permitir<text:tab/>9</text:p>
          <text:p text:style-name="P23">Virtual<text:tab/>13</text:p>
          <text:p text:style-name="P23">Sin nombre<text:tab/>13</text:p>
          <text:p text:style-name="P23">Poesía del Software Libre<text:tab/>14</text:p>
          <text:p text:style-name="P23">El Binario<text:tab/>15</text:p>
          <text:p text:style-name="P23">La noche<text:tab/>16</text:p>
          <text:p text:style-name="P23">La noche<text:tab/>16</text:p>
          <text:p text:style-name="P23">La libertad cubre el horizonte<text:tab/>16</text:p>
          <text:p text:style-name="P23">El futuro... es hacker... por que es seguro y es nuestro<text:tab/>17</text:p>
          <text:p text:style-name="P23">Aquí, La Libertad es una Ley<text:tab/>18</text:p>
          <text:p text:style-name="P25">Ensayos<text:tab/>20</text:p>
          <text:p text:style-name="P23">La Libertad del Pensamiento Innovador<text:tab/>20</text:p>
          <text:p text:style-name="P23">Figura de las mujeres en el movimiento social del Software Libre<text:tab/>23</text:p>
          <text:p text:style-name="P23">La Rebelión de los Perros<text:tab/>28</text:p>
          <text:p text:style-name="P23">La revolución en el negocio de la música y las tecnologías libres como alternativa<text:tab/>32</text:p>
        </text:index-body>
      </text:table-of-content>
      <text:p text:style-name="P2"/>
      <text:p text:style-name="P17"><text:toc-mark-start text:id="IMark196337476" text:outline-level="1"/>Compilación Poética<text:toc-mark-end text:id="IMark196337476"/></text:p>
      <text:p text:style-name="P12"/>
      <text:p text:style-name="P12"/>
      <text:p text:style-name="P12"/>
      <text:p text:style-name="P2"><text:toc-mark-start text:id="IMark188378340" text:outline-level="2"/><text:span text:style-name="T8">Bit de la Vida</text:span><text:toc-mark-end text:id="IMark188378340"/></text:p>
      <text:p text:style-name="P2"/>
      <text:p text:style-name="P2">------[ Bit de la Vida&lt;br&gt;</text:p>
      <text:p text:style-name="P2">Por mi&lt;br&gt;</text:p>
      <text:p text:style-name="P2">El md5 del alma existe&lt;br&gt;</text:p>
      <text:p text:style-name="P2">------[EOF&lt;br&gt;</text:p>
      <text:p text:style-name="P2"/>
      <text:p text:style-name="P2">por <text:span text:style-name="T9">Luis García</text:span></text:p>
      <text:p text:style-name="P2">CC BY-SA 3.0</text:p>
      <text:p text:style-name="P2"/>
      <text:p text:style-name="P2"/>
      <text:p text:style-name="P2"/>
      <text:p text:style-name="P2"><text:toc-mark text:string-value="CopyLeft - CopyRight" text:outline-level="2"/><text:span text:style-name="T8">CopyLeft - CopyRight</text:span></text:p>
      <text:p text:style-name="P2"/>
      <text:p text:style-name="P2">Copyleft se dice en inglés</text:p>
      <text:p text:style-name="P2">y en español izquierda de copia es</text:p>
      <text:p text:style-name="P2">otros le van a llamar</text:p>
      <text:p text:style-name="P2">izquierda de autor...</text:p>
      <text:p text:style-name="P2">Con todos los perjuicios reservados...</text:p>
      <text:p text:style-name="P2">Con todos los derechos revocados...</text:p>
      <text:p text:style-name="P2"/>
      <text:p text:style-name="P2">La verdad es que no es</text:p>
      <text:p text:style-name="P2">Copyright como se dice en inglés</text:p>
      <text:p text:style-name="P2">que en español derecha de copia es</text:p>
      <text:p text:style-name="P2">o ¿Como tú lo ves...?</text:p>
      <text:p text:style-name="P2">¿Derechos de autor...?</text:p>
      <text:p text:style-name="P2">Con todos los derechos reservados...</text:p>
      <text:p text:style-name="P2">Según es para proteger al autor...</text:p>
      <text:p text:style-name="P2">Realmente es para restringir su distribución...</text:p>
      <text:p text:style-name="P2"/>
      <text:p text:style-name="P2">Los conocimientos son libres</text:p>
      <text:p text:style-name="P2">y se pueden y se deben</text:p>
      <text:p text:style-name="P2">aprender, enseñar, modificar</text:p>
      <text:p text:style-name="P2">y por supuesto compartir y distribuir...</text:p>
      <text:p text:style-name="P2"/>
      <text:p text:style-name="P2">Solamente con leer y escribir otra vez </text:p>
      <text:p text:style-name="P2">y no hay nada que proteger </text:p>
      <text:p text:style-name="P2"><text:soft-page-break/>cuando se quiere compartir... </text:p>
      <text:p text:style-name="P2"/>
      <text:p text:style-name="P2">Nada de aquí escrito es de mi propiedad... </text:p>
      <text:p text:style-name="P2">Ningua palabra he inventado... </text:p>
      <text:p text:style-name="P2">Todo es una recopilación... </text:p>
      <text:p text:style-name="P2">Todo es un juego de palabras... </text:p>
      <text:p text:style-name="P2"/>
      <text:p text:style-name="P2">De esas que fui adquiriendo poco a poco </text:p>
      <text:p text:style-name="P2">desde mi educación... </text:p>
      <text:p text:style-name="P2">Con los libros y la lectura </text:p>
      <text:p text:style-name="P2">de esa mi formación... </text:p>
      <text:p text:style-name="P2">Que con un poco de imaginación </text:p>
      <text:p text:style-name="P2">dejo aquí para su reflexión... </text:p>
      <text:p text:style-name="P2"/>
      <text:p text:style-name="P2">El copyleft me permite </text:p>
      <text:p text:style-name="P2">dejar a vuestra decisión </text:p>
      <text:p text:style-name="P2">si lo toma o lo deja </text:p>
      <text:p text:style-name="P2">para su modificación y distribución... </text:p>
      <text:p text:style-name="P2"/>
      <text:p text:style-name="P2">Si lo enseña y lo comparte </text:p>
      <text:p text:style-name="P2">a vuestra discreción... </text:p>
      <text:p text:style-name="P2">Pues el conocimiento es libre </text:p>
      <text:p text:style-name="P2">al igual que la educación... </text:p>
      <text:p text:style-name="P2"/>
      <text:p text:style-name="P2">Es su problema mi amig@ </text:p>
      <text:p text:style-name="P2">si nombra ya a su autor </text:p>
      <text:p text:style-name="P2">y si por irrespeto lo hace suyo </text:p>
      <text:p text:style-name="P2">es mejor que en la distribución </text:p>
      <text:p text:style-name="P2">se reserve su distinción... </text:p>
      <text:p text:style-name="P2"/>
      <text:p text:style-name="P2">Todo esto estoy seguro </text:p>
      <text:p text:style-name="P2">merece reflexión </text:p>
      <text:p text:style-name="P2">lectura y comprensión </text:p>
      <text:p text:style-name="P2">y desde luego surgirá la modificación ...</text:p>
      <text:p text:style-name="P2"/>
      <text:p text:style-name="P2">Sea usted libre de nombrar a su autor </text:p>
      <text:p text:style-name="P2">comparta, enseñe y explique </text:p>
      <text:p text:style-name="P2">que para mí será un honor... </text:p>
      <text:p text:style-name="P2"/>
      <text:p text:style-name="P2">Que hermoso sería </text:p>
      <text:p text:style-name="P2">que con este escrito y su interpretación </text:p>
      <text:p text:style-name="P2">haga surgir su imaginación e inspiración... </text:p>
      <text:p text:style-name="P2"><text:soft-page-break/></text:p>
      <text:p text:style-name="P2">La originalidad del autor </text:p>
      <text:p text:style-name="P2">es una fuente inagotable... </text:p>
      <text:p text:style-name="P2">Llena de creatividad... </text:p>
      <text:p text:style-name="P2">Llena de inspiración... </text:p>
      <text:p text:style-name="P2">De obras o cosas que pasan por su imaginación </text:p>
      <text:p text:style-name="P2">o que simplemente vió con antelación... </text:p>
      <text:p text:style-name="P2"/>
      <text:p text:style-name="P2">Si me reservo el derecho del autor </text:p>
      <text:p text:style-name="P2">me convierto en un propietario </text:p>
      <text:p text:style-name="P2">de mi manifestación... </text:p>
      <text:p text:style-name="P2">Privatizando la comunicación... </text:p>
      <text:p text:style-name="P2">No permitiendo su distribución... </text:p>
      <text:p text:style-name="P2"/>
      <text:p text:style-name="P2">Para que otros se deleiten </text:p>
      <text:p text:style-name="P2">con la obra en cuestión... </text:p>
      <text:p text:style-name="P2">Así no hay educación </text:p>
      <text:p text:style-name="P2">se pierde la cultura </text:p>
      <text:p text:style-name="P2">y por ende la formación... </text:p>
      <text:p text:style-name="P2"/>
      <text:p text:style-name="P2">El Copyleft nos permite </text:p>
      <text:p text:style-name="P2">compartir el conocimiento </text:p>
      <text:p text:style-name="P2">y esto nos dará libertad </text:p>
      <text:p text:style-name="P2">para toda la humanidad... </text:p>
      <text:p text:style-name="P2"/>
      <text:p text:style-name="P2">Héctor Molina </text:p>
      <text:p text:style-name="P2">GFDL (Licencia de Documentación Libre de GNU) </text:p>
      <text:p text:style-name="P2"/>
      <text:p text:style-name="P2"><text:toc-mark text:string-value="El Espejo Dibujante" text:outline-level="2"/><text:span text:style-name="T8">El Espejo Dibujante</text:span> </text:p>
      <text:p text:style-name="P2"/>
      <text:p text:style-name="P2">Este espacio que distancia una emulación de lo certero </text:p>
      <text:p text:style-name="P2">es el que me deja escribir sin pulso entre hojas simuladas. </text:p>
      <text:p text:style-name="P2"/>
      <text:p text:style-name="P2">La realidad ataviada con circuitos y tarjetas </text:p>
      <text:p text:style-name="P2">se pasea en su caparazón de organza </text:p>
      <text:p text:style-name="P2">y aleja los sentidos de todo elemento viviente. </text:p>
      <text:p text:style-name="P2"/>
      <text:p text:style-name="P2">Entonces, es sueño sólo lo que se posee </text:p>
      <text:p text:style-name="P2">y la virtud son todos los deseos </text:p>
      <text:p text:style-name="P2">atados en multicolores cables plásticos </text:p>
      <text:p text:style-name="P2">a la libreta de mi esperanza. </text:p>
      <text:p text:style-name="P2"/>
      <text:p text:style-name="P2"><text:soft-page-break/>Por Mariángela Petrizzo </text:p>
      <text:p text:style-name="P2">Obra bajo Dominio Público</text:p>
      <text:p text:style-name="P2"/>
      <text:p text:style-name="P2"><text:toc-mark-start text:id="IMark196334596" text:outline-level="2"/><text:span text:style-name="T8">El sentir tecnológico</text:span><text:toc-mark-end text:id="IMark196334596"/> </text:p>
      <text:p text:style-name="P2"/>
      <text:p text:style-name="P12">I</text:p>
      <text:p text:style-name="P2">Otras vez en espera de tu llegar, </text:p>
      <text:p text:style-name="P2">En las horas se suspende mi ansiedad, </text:p>
      <text:p text:style-name="P2">En mi mente las imágenes no dejan de pasar, </text:p>
      <text:p text:style-name="P2">Mil ideas surgen sin césar, </text:p>
      <text:p text:style-name="P2">Y en mi computadora se ha de plasmar, </text:p>
      <text:p text:style-name="P2">Quien diría que de esa función se encargaría, </text:p>
      <text:p text:style-name="P2">Y tan amiga mía sería. </text:p>
      <text:p text:style-name="P2"/>
      <text:p text:style-name="P12">II</text:p>
      <text:p text:style-name="P2">Al mirar más allá de su esencia, </text:p>
      <text:p text:style-name="P2">Transmite en susurro su codicia, </text:p>
      <text:p text:style-name="P2">No es que indague en lo más tenue, </text:p>
      <text:p text:style-name="P2">Ni quebranten mí sentir, </text:p>
      <text:p text:style-name="P2">Simplemente me transmite el seguir, </text:p>
      <text:p text:style-name="P2">Pues me dice que he vivir </text:p>
      <text:p text:style-name="P2">Con la energía que ella residir </text:p>
      <text:p text:style-name="P2"/>
      <text:p text:style-name="P2"><text:span text:style-name="T1">III</text:span></text:p>
      <text:p text:style-name="P2">Rompiendo esquema que sin pensar se consiente, </text:p>
      <text:p text:style-name="P2">Pues el valor del bien no es la contrariedad, </text:p>
      <text:p text:style-name="P2">Otro problema me embargaría </text:p>
      <text:p text:style-name="P2">Como es el egoísmo del alma que existiría </text:p>
      <text:p text:style-name="P2">Pues el problema no es la tecnología </text:p>
      <text:p text:style-name="P2">Si no la materia que en mí se formaría </text:p>
      <text:p text:style-name="P2">Lo que ha destruir mi armonía </text:p>
      <text:p text:style-name="P2"/>
      <text:p text:style-name="P12">III</text:p>
      <text:p text:style-name="P2">Avanzo en técnicas jamás soñadas, </text:p>
      <text:p text:style-name="P2">Que ni en mi sueño más osado pensaría, </text:p>
      <text:p text:style-name="P2">Todo esto de satisfacción me llenaría </text:p>
      <text:p text:style-name="P2">Si el corazón me dejaría </text:p>
      <text:p text:style-name="P2">Sentir la gloria de mis fantasías </text:p>
      <text:p text:style-name="P2">Pero más terco que él no ha de haber </text:p>
      <text:p text:style-name="P2">Y por allí no me deja caer </text:p>
      <text:p text:style-name="P2"/>
      <text:p text:style-name="P12">IV</text:p>
      <text:p text:style-name="P2"><text:soft-page-break/>Él junto a mi amiga, no se llevaría </text:p>
      <text:p text:style-name="P2">Pues uno cosa lo que ella me asiente inventar </text:p>
      <text:p text:style-name="P2">Y otra cosa es lo que él me dejaría realizar </text:p>
      <text:p text:style-name="P2">En ese dilema Yo permanecerían </text:p>
      <text:p text:style-name="P2">Hasta que el equilibrio encontraría </text:p>
      <text:p text:style-name="P2">Entre lo puedo hacer y lo que debería </text:p>
      <text:p text:style-name="P2">Ese día es de llegar, con mil alegrías. </text:p>
      <text:p text:style-name="P2"/>
      <text:p text:style-name="P2">Irlenys Tersek </text:p>
      <text:p text:style-name="P2">CC BY-SA 3.0</text:p>
      <text:p text:style-name="P2"/>
      <text:p text:style-name="P2"><text:toc-mark-start text:id="IMark195873116" text:outline-level="2"/><text:span text:style-name="T8">Erase una shell...</text:span><text:toc-mark-end text:id="IMark195873116"/> </text:p>
      <text:p text:style-name="P2"/>
      <text:p text:style-name="P2">Abriendo el <text:span text:style-name="T9">Compiz</text:span> de esta historia; nació dentro de un <text:span text:style-name="T9">MIT</text:span> el proyecto; </text:p>
      <text:p text:style-name="P2"><text:span text:style-name="T9">Debian </text:span>pasar por debajo de la mesa; pues el código fuente era abierto; </text:p>
      <text:p text:style-name="P2">Un fichero binario ejecutable; en aquella época el negocio del siglo; </text:p>
      <text:p text:style-name="P2">Sin embargo el <text:span text:style-name="T9">Gnome</text:span> humano no descansa; es algo difícil mantener un hijo; </text:p>
      <text:p text:style-name="P2">Renunciando por sus sueños e ideales; salió <text:span text:style-name="T9">S tal man</text:span> de lo prohibido; </text:p>
      <text:p text:style-name="P2">Aquel que sintió que su editor <text:span text:style-name="T9">Emacs</text:span>; no podía ser un software privativo; </text:p>
      <text:p text:style-name="P2">Enseguida las leyes <text:span text:style-name="T9">GNU</text:span> se manifestaron; usadlo sin problemas si te apetece; </text:p>
      <text:p text:style-name="P2">estudia su forma, modifícalo y adáptalo; pero recuerda distribuirlo en <text:span text:style-name="T9">GPL</text:span>; </text:p>
      <text:p text:style-name="P2"/>
      <text:p text:style-name="P2"><text:span text:style-name="T9">C</text:span> pronunciaron muchos al respecto; los hackers, el gobierno, las </text:p>
      <text:p text:style-name="P2">universidades; </text:p>
      <text:p text:style-name="P2">¿<text:span text:style-name="T9">Bash</text:span> a pensar que es un proyecto tonto?; ¿Crees que es muy poco confiable?; </text:p>
      <text:p text:style-name="P2">Fíjate que quizás estás equivocado; las comunidades en el mundo lo saben; </text:p>
      <text:p text:style-name="P2">El programa que en "GCC" compila; cuando tiene error <text:span text:style-name="T9">debugging</text:span> le sale; </text:p>
      <text:p text:style-name="P2"/>
      <text:p text:style-name="P2">Pasado el tiempo y la formación; el sistema se sentía incompleto; </text:p>
      <text:p text:style-name="P2">Y, para cubrir ese hueco; con <text:span text:style-name="T9">Hurd</text:span> comenzaron el reto; </text:p>
      <text:p text:style-name="P2">Mas sin pensarlo en su mundo; apareció del otro lado del globo; </text:p>
      <text:p text:style-name="P2">Un vikingo con su "kernel"; llenando el espacio del núcleo; </text:p>
      <text:p text:style-name="P2"><text:soft-page-break/></text:p>
      <text:p text:style-name="P2"><text:span text:style-name="T9">Linux</text:span> le dieron por nombre; aunque su padre de poco ego no quería; </text:p>
      <text:p text:style-name="P2">Pero la fusión <text:span text:style-name="T9">Linus con UNIX</text:span>; un llamativo nombre se veía; </text:p>
      <text:p text:style-name="P2">En la época del <text:span text:style-name="T9">HTTP</text:span> y <text:span text:style-name="T9">FTP</text:span>; hasta un indio <text:span text:style-name="T9">Apache</text:span> dejó su tribu; </text:p>
      <text:p text:style-name="P2">Para lanzarse a la conquista; del nuevo <text:span text:style-name="T9">Sistema Operativo</text:span>; </text:p>
      <text:p text:style-name="P2"/>
      <text:p text:style-name="P2">De vez en cuando lo confunden; según dice el "Ñu" mayor; </text:p>
      <text:p text:style-name="P2">Cuando no lo llaman como es debido; y siempre nos relata el porqué y la razón; </text:p>
      <text:p text:style-name="P2">"GNU/Linux" es el sistema completo; no te equivoques en decirlo mocho; </text:p>
      <text:p text:style-name="P2">Pero cuando la gente comienza a usarlo; muchos se vuelven un "8"; </text:p>
      <text:p text:style-name="P2"/>
      <text:p text:style-name="P2">Hoy, empresas y negocios lo han adoptado; proporcionan ganancias </text:p>
      <text:p text:style-name="P2">contra un sistema cerrado; </text:p>
      <text:p text:style-name="P2">Vaya que ha sido bastante blindado; a pesar de tener el código liberado; </text:p>
      <text:p text:style-name="P2">Cuando uses "Twitter, Facebook o Google"; o quizás los queridos </text:p>
      <text:p text:style-name="P2">"Blogger, Drupal y Wordpress"; </text:p>
      <text:p text:style-name="P2">Recuerda que en el fondo de todo eso; una manada de Ñu podrás ver; </text:p>
      <text:p text:style-name="P2"/>
      <text:p text:style-name="P2">Si ha sido enredado el tema; usa "Mozilla-Firefox" para navegar; </text:p>
      <text:p text:style-name="P2">Y como todos conectados a "Internet"; la información de todo esto podrás sacar; </text:p>
      <text:p text:style-name="P2">Hasta aquí llega este algoritmo; no quiero aburrirlos demasiado; </text:p>
      <text:p text:style-name="P2">Puede ser que no tenga ritmo; "Copyright Copyleft" este cuento se ha terminado. </text:p>
      <text:p text:style-name="P2"/>
      <text:p text:style-name="P2">Félix Ernesto Urbina Campos </text:p>
      <text:p text:style-name="P2"/>
      <text:p text:style-name="P2"><text:toc-mark-start text:id="IMark187281668" text:outline-level="2"/><text:span text:style-name="T8">Mi Universo</text:span><text:toc-mark-end text:id="IMark187281668"/> </text:p>
      <text:p text:style-name="P2"/>
      <text:p text:style-name="P2">Caja de Pandora pequeña </text:p>
      <text:p text:style-name="P2">Contenedor de vida y universo </text:p>
      <text:p text:style-name="P2">Simbiosis eterna a mi alma </text:p>
      <text:p text:style-name="P2">Realidad paralela e ingrat </text:p>
      <text:p text:style-name="P2"/>
      <text:p text:style-name="P2">por María Gabriela Pérez </text:p>
      <text:p text:style-name="P2">Licencia, Copyleft 2010 - Reconocimiento-Compartir bajo la misma licencia 3.0</text:p>
      <text:p text:style-name="P2"/>
      <text:p text:style-name="P14"><text:toc-mark text:string-value="&quot;Somos muchos... Seremos más&quot;" text:outline-level="2"/>"Somos muchos... Seremos más"</text:p>
      <text:p text:style-name="P2"><text:soft-page-break/></text:p>
      <text:p text:style-name="P2">es acaso un insulto </text:p>
      <text:p text:style-name="P2">querer intentar mejor uso </text:p>
      <text:p text:style-name="P2">de la memoria de mis pensamientos </text:p>
      <text:p text:style-name="P2">de los recursos que consumo </text:p>
      <text:p text:style-name="P2">si existe libre universo </text:p>
      <text:p text:style-name="P2">donde me siento mas seguro </text:p>
      <text:p text:style-name="P2">donde no tengo el temor </text:p>
      <text:p text:style-name="P2">de ser pirata alguno </text:p>
      <text:p text:style-name="P2">Donde la paz y tranquilidad </text:p>
      <text:p text:style-name="P2">me llevan rápido a navegar </text:p>
      <text:p text:style-name="P2">por cada rincón de mi libertad </text:p>
      <text:p text:style-name="P2">sin temor a fallar. </text:p>
      <text:p text:style-name="P2">sin querer hacer daño alguno </text:p>
      <text:p text:style-name="P2">y si acaso se me complica la situación </text:p>
      <text:p text:style-name="P2">no dudo, busco a la comunidad </text:p>
      <text:p text:style-name="P2">preguntas y respuestas; </text:p>
      <text:p text:style-name="P2">mil cosas de que hablar, </text:p>
      <text:p text:style-name="P2">probar, ensayar y aprender </text:p>
      <text:p text:style-name="P2">¡¿díganme que no es divina la libertad?! </text:p>
      <text:p text:style-name="P2">si cuando pienso que las cosas no se van a dar </text:p>
      <text:p text:style-name="P2">algún grupo, alguna persona de la comunidad </text:p>
      <text:p text:style-name="P2">me aclara, me ayuda y aveces sin cobrar. </text:p>
      <text:p text:style-name="P2">que puedo repetirlo </text:p>
      <text:p text:style-name="P2">cual chismoso en vecindad </text:p>
      <text:p text:style-name="P2">que puedo cambiarlo y hasta alterar </text:p>
      <text:p text:style-name="P2">¡con estas ganas que tengo yo de cooperar! </text:p>
      <text:p text:style-name="P2">el ser parte de algo </text:p>
      <text:p text:style-name="P2">que por siempre perdurará </text:p>
      <text:p text:style-name="P2">ayudará a muchos a mejorar </text:p>
      <text:p text:style-name="P2">a descubrir sus libertad </text:p>
      <text:p text:style-name="P2">hoy siendo muchos </text:p>
      <text:p text:style-name="P2">mañana serán más </text:p>
      <text:p text:style-name="P2">porque soy los que soy </text:p>
      <text:p text:style-name="P2">por lo que son los demás. </text:p>
      <text:p text:style-name="P2"/>
      <text:p text:style-name="P2">Por David Emerling Rondón </text:p>
      <text:p text:style-name="P2">CC BY-ND</text:p>
      <text:p text:style-name="P2"/>
      <text:p text:style-name="P2"><text:toc-mark-start text:id="IMark195616740" text:outline-level="2"/><text:span text:style-name="T8">Tecnología Distópica, Retrato de un mañana que no debemos permitir</text:span><text:toc-mark-end text:id="IMark195616740"/> </text:p>
      <text:p text:style-name="P2"/>
      <text:p text:style-name="P2"><text:soft-page-break/><text:span text:style-name="T1">I</text:span></text:p>
      <text:p text:style-name="P2">No se exactamente cuando pasó, </text:p>
      <text:p text:style-name="P2">ya van 5 décadas del Y2K, </text:p>
      <text:p text:style-name="P2">no recuerdo en que año estoy, </text:p>
      <text:p text:style-name="P2">igual todos parecen 1984 acá. </text:p>
      <text:p text:style-name="P2"/>
      <text:p text:style-name="P2">Hace un tiempo todo se perdió, </text:p>
      <text:p text:style-name="P2">libertad, cooperación, todo se esfumó, </text:p>
      <text:p text:style-name="P2">era una guerra que pudo haberse ganado, </text:p>
      <text:p text:style-name="P2">pero no identificamos a tiempo el adversario. </text:p>
      <text:p text:style-name="P2"/>
      <text:p text:style-name="P12">II</text:p>
      <text:p text:style-name="P2">La historia está en los libros hoy prohibidos, </text:p>
      <text:p text:style-name="P2">en sus escritos apócrifos, </text:p>
      <text:p text:style-name="P2">del siglo pasado ya en el olvido, </text:p>
      <text:p text:style-name="P2">narran el nacimiento de un movimiento poderoso. </text:p>
      <text:p text:style-name="P2"/>
      <text:p text:style-name="P2">Libertad era su consigna, </text:p>
      <text:p text:style-name="P2">un ñu su estandarte, </text:p>
      <text:p text:style-name="P2">un hacker su vocero, </text:p>
      <text:p text:style-name="P2">y una comunidad errante. </text:p>
      <text:p text:style-name="P2"/>
      <text:p text:style-name="P12">III</text:p>
      <text:p text:style-name="P2">Software Libre le llamaban, </text:p>
      <text:p text:style-name="P2">una idea poderosa, </text:p>
      <text:p text:style-name="P2">que removió los cimientos, </text:p>
      <text:p text:style-name="P2">de una industria explotadora. </text:p>
      <text:p text:style-name="P2"/>
      <text:p text:style-name="P2">Luego vendría el pingüino,</text:p>
      <text:p text:style-name="P2">la pieza indicada en el momento indicado,</text:p>
      <text:p text:style-name="P2">Nadie recordó en el momento “GNU no es UNIX”,</text:p>
      <text:p text:style-name="P2">Larga vida a Linux, el ungido anunciado.</text:p>
      <text:p text:style-name="P2"/>
      <text:p text:style-name="P12">IV</text:p>
      <text:p text:style-name="P2">Sin embargo el movimiento seguía creciendo, </text:p>
      <text:p text:style-name="P2">también sus enemigos jurados, </text:p>
      <text:p text:style-name="P2">“documentos halloween” iban saliendo, </text:p>
      <text:p text:style-name="P2">ya todo estaba avisado. </text:p>
      <text:p text:style-name="P2"/>
      <text:p text:style-name="P2">Desprestigien a su fundador,</text:p>
      <text:p text:style-name="P2">burlense de su ideología,</text:p>
      <text:p text:style-name="P2">El software libre debe ser malo,</text:p>
      <text:p text:style-name="P2"><text:soft-page-break/>cuidemos la hegemonía.</text:p>
      <text:p text:style-name="P2"/>
      <text:p text:style-name="P2"><text:span text:style-name="T1">V</text:span></text:p>
      <text:p text:style-name="P2">Pero el Software Libre era viable,</text:p>
      <text:p text:style-name="P2">económica y técnicamente,</text:p>
      <text:p text:style-name="P2">eso lo sabían las corporaciones,</text:p>
      <text:p text:style-name="P2">y no salía de sus mentes.</text:p>
      <text:p text:style-name="P2"/>
      <text:p text:style-name="P2">Infiltremos sus filas, </text:p>
      <text:p text:style-name="P2">confundámonos entre su gente, </text:p>
      <text:p text:style-name="P2">rebauticemos la familia, </text:p>
      <text:p text:style-name="P2">había nacido el “Open Source” flamantemente.</text:p>
      <text:p text:style-name="P2"/>
      <text:p text:style-name="P12">VI</text:p>
      <text:p text:style-name="P2">Y el “código abierto” reemplazó la consigna, </text:p>
      <text:p text:style-name="P2">RMS lo advirtió en un millón de oportunidades, </text:p>
      <text:p text:style-name="P2">pero los falsos profetas tuvieron mas tribuna, </text:p>
      <text:p text:style-name="P2">mas medios, publicidad y leyes federales. </text:p>
      <text:p text:style-name="P2"/>
      <text:p text:style-name="P2">Luego vinieron las distros no tan libres, </text:p>
      <text:p text:style-name="P2">y ciertas empresas entraron poco a poco, </text:p>
      <text:p text:style-name="P2">hubo un momento en que eras como una oveja </text:p>
      <text:p text:style-name="P2">rodeada por una jauría de lobos. </text:p>
      <text:p text:style-name="P2"/>
      <text:p text:style-name="P12">VII</text:p>
      <text:p text:style-name="P2">Si borras una palabra de las mentes, </text:p>
      <text:p text:style-name="P2">también la borraras de sus corazones, </text:p>
      <text:p text:style-name="P2">al quitarle lo “libre” al “software libre”, </text:p>
      <text:p text:style-name="P2">ya se habían perdido las razones. </text:p>
      <text:p text:style-name="P2"/>
      <text:p text:style-name="P2">Y el neolenguaje se extendió, </text:p>
      <text:p text:style-name="P2">como sinónimos comenzando, </text:p>
      <text:p text:style-name="P2">hasta que “Software Libre” desapareció, </text:p>
      <text:p text:style-name="P2">“código abierto” había ganado. </text:p>
      <text:p text:style-name="P2"/>
      <text:p text:style-name="P2"><text:span text:style-name="T1">VIII</text:span> </text:p>
      <text:p text:style-name="P2">Vino la época de la persecución, </text:p>
      <text:p text:style-name="P2">leyes antipirata, DRM y destrucción, </text:p>
      <text:p text:style-name="P2">presagiaban lo que venía, </text:p>
      <text:p text:style-name="P2">pero pocos prestaron atención. </text:p>
      <text:p text:style-name="P2"/>
      <text:p text:style-name="P2">Las comunidades incautas, </text:p>
      <text:p text:style-name="P2"><text:soft-page-break/>se durmieron en sus laureles, </text:p>
      <text:p text:style-name="P2">cuando fueron por ellas, </text:p>
      <text:p text:style-name="P2">las tomaron sin cuarteles. </text:p>
      <text:p text:style-name="P2"/>
      <text:p text:style-name="P2"><text:span text:style-name="T1">IX</text:span></text:p>
      <text:p text:style-name="P2">Declarar el “Software Libre” ilegal, </text:p>
      <text:p text:style-name="P2">era el paso siguiente, </text:p>
      <text:p text:style-name="P2">pero la orden de captura a RMS, </text:p>
      <text:p text:style-name="P2">eso si fue algo hiriente. </text:p>
      <text:p text:style-name="P2"/>
      <text:p text:style-name="P2">Enemigo público número uno, </text:p>
      <text:p text:style-name="P2">terrorista y conspirador, </text:p>
      <text:p text:style-name="P2">todo por compartir código, </text:p>
      <text:p text:style-name="P2">esto si era aterrador. </text:p>
      <text:p text:style-name="P2"/>
      <text:p text:style-name="P2"><text:span text:style-name="T1">X</text:span></text:p>
      <text:p text:style-name="P2">Nadie lo volvió a ver en persona, </text:p>
      <text:p text:style-name="P2">no se sabe si sigue con vida, </text:p>
      <text:p text:style-name="P2">pero es buscado como un reo, </text:p>
      <text:p text:style-name="P2">ya que en la nueva sociedad no tiene cabida. </text:p>
      <text:p text:style-name="P2"/>
      <text:p text:style-name="P2">“Software libre para una sociedad libre” </text:p>
      <text:p text:style-name="P2">es un libro ilegal, </text:p>
      <text:p text:style-name="P2">y decir su nombre es motivo de arresto </text:p>
      <text:p text:style-name="P2">en esta nueva sociedad ideal. </text:p>
      <text:p text:style-name="P2"/>
      <text:p text:style-name="P12">XI</text:p>
      <text:p text:style-name="P2">Todo estaba servido, </text:p>
      <text:p text:style-name="P2">para terminar de globalizar el planeta, </text:p>
      <text:p text:style-name="P2">ya se había solucionado el asunto del software, </text:p>
      <text:p text:style-name="P2">que había dado dolores de cabeza. </text:p>
      <text:p text:style-name="P2"/>
      <text:p text:style-name="P2">Tambalearon al comunismo, </text:p>
      <text:p text:style-name="P2">con la caída del muro, </text:p>
      <text:p text:style-name="P2">pero con estos hackers fue mas duro, </text:p>
      <text:p text:style-name="P2">se tuvo que aplicar el juego rudo. </text:p>
      <text:p text:style-name="P2"/>
      <text:p text:style-name="P12">XII</text:p>
      <text:p text:style-name="P2">Cuando la existencia de “Echelon” se reveló al mundo, </text:p>
      <text:p text:style-name="P2">ya no habían voces disonantes, </text:p>
      <text:p text:style-name="P2">el pensamiento único ya era un nudo, </text:p>
      <text:p text:style-name="P2">la teoría de la conspiración UKUSA no era un disparate. </text:p>
      <text:p text:style-name="P2"><text:soft-page-break/></text:p>
      <text:p text:style-name="P2">Los programas “carnivore” consiguieron a los que quedaban, </text:p>
      <text:p text:style-name="P2">en catacumbas con sus laptops y hasta allí los encontraban, </text:p>
      <text:p text:style-name="P2">ajusticiados al momento ya que eran una plaga, </text:p>
      <text:p text:style-name="P2">las ideas de libertad ya no eran aceptadas. </text:p>
      <text:p text:style-name="P2"/>
      <text:p text:style-name="P12">XIII</text:p>
      <text:p text:style-name="P2">Mi padre dice que hubo un tiempo, </text:p>
      <text:p text:style-name="P2">de festivales y congresos, </text:p>
      <text:p text:style-name="P2">donde se creía que se podía, </text:p>
      <text:p text:style-name="P2">pero no se concretaba sólo con eso. </text:p>
      <text:p text:style-name="P2"/>
      <text:p text:style-name="P2">El enemigo era grande, </text:p>
      <text:p text:style-name="P2">y nosotros idealistas, </text:p>
      <text:p text:style-name="P2">no medimos el peligro, </text:p>
      <text:p text:style-name="P2">y hoy estamos en sus listas. </text:p>
      <text:p text:style-name="P2"><text:span text:style-name="T1">XIV</text:span> </text:p>
      <text:p text:style-name="P2">El enemigo era una bestia, </text:p>
      <text:p text:style-name="P2">una bestia de 7 cabezas, </text:p>
      <text:p text:style-name="P2">donde el software y la tecnología, </text:p>
      <text:p text:style-name="P2">era sólo una de ellas. </text:p>
      <text:p text:style-name="P2"/>
      <text:p text:style-name="P2">Mientras nos enfocamos en esa, </text:p>
      <text:p text:style-name="P2">las demás nos devoraban, </text:p>
      <text:p text:style-name="P2">y cuando ya nos percatamos, </text:p>
      <text:p text:style-name="P2">no pudimos hacer nada. </text:p>
      <text:p text:style-name="P2"/>
      <text:p text:style-name="P2"><text:span text:style-name="T1">XV</text:span> </text:p>
      <text:p text:style-name="P2">De la bestia no conozco su nombre, </text:p>
      <text:p text:style-name="P2">pero pude ver algunas de sus cabezas, </text:p>
      <text:p text:style-name="P2">religión, capitalismo, y medios de masas, </text:p>
      <text:p text:style-name="P2">y la tecnología empleada en sus vilezas. </text:p>
      <text:p text:style-name="P2"/>
      <text:p text:style-name="P2">Debimos tener visión mas amplia, </text:p>
      <text:p text:style-name="P2">en las acciones quedamos cortos, </text:p>
      <text:p text:style-name="P2">era nuestra comunidad o ellos, </text:p>
      <text:p text:style-name="P2">y ellos no tuvieron compasión con nosotros. </text:p>
      <text:p text:style-name="P2"><text:span text:style-name="T1"/></text:p>
      <text:p text:style-name="P2"><text:span text:style-name="T1">XVI</text:span> </text:p>
      <text:p text:style-name="P2">Permitámonos torcer el tiempo, </text:p>
      <text:p text:style-name="P2">el pasado aquí descrito aun es presente, </text:p>
      <text:p text:style-name="P2">y el futuro aun no llega, </text:p>
      <text:p text:style-name="P2"><text:soft-page-break/>tomemos esto como una realidad latente. </text:p>
      <text:p text:style-name="P2"/>
      <text:p text:style-name="P2">La historia se puede cambiar, </text:p>
      <text:p text:style-name="P2">la utopía aun es posible, </text:p>
      <text:p text:style-name="P2">nada de esto aun está escrito, </text:p>
      <text:p text:style-name="P2">“seamos realistas y hagamos lo imposible”. </text:p>
      <text:p text:style-name="P2"/>
      <text:p text:style-name="P2">Stephenson Prieto</text:p>
      <text:p text:style-name="P2">CC BY-SA 3.0</text:p>
      <text:p text:style-name="P2"/>
      <text:p text:style-name="P2"><text:toc-mark-start text:id="IMark195616740" text:outline-level="2"/><text:span text:style-name="T8">Virtual</text:span><text:toc-mark-end text:id="IMark195616740"/> </text:p>
      <text:p text:style-name="P2"/>
      <text:p text:style-name="P2">¿Cuantas vidas caben en una caja?. </text:p>
      <text:p text:style-name="P2"/>
      <text:p text:style-name="P2">Mundos imaginarios, personalizados o prestados, donde cada quien es como quiere ser, quitándole eslabones a la gran cadena que nos ata a la prisión de nuestras mentes, haciéndonos sentir libres en la virtualidad. </text:p>
      <text:p text:style-name="P2"/>
      <text:p text:style-name="P2">Amantes clandestinos, desinhibidos, sin aromas, solo devoradores de imágenes que buscan entre palabras desnudas algo satisfaga su anciedad invisible pero desgarrante. </text:p>
      <text:p text:style-name="P2"/>
      <text:p text:style-name="P2">Vidas fabricadas en serie, martilladas con imágenes de televisión y productos de consumo, vidas insanas que buscan saciar lo insaciable, comodidades sin forma, que se distorcionan en tantas perverciones de pasiones digitales de una noche que alcanzan llamadas atrevidas, se desbocan en encuentros cercanos y otras aventuras de motel. </text:p>
      <text:p text:style-name="P2"/>
      <text:p text:style-name="P2">Después del ventarrón de caricias inalámbricas, solo el vacío queda, y buscamos entre letras virtuales respuestas que desafíen nuestra soledad, pero nada aparece. </text:p>
      <text:p text:style-name="P2"/>
      <text:p text:style-name="P2">¡Estamos tan solos!. </text:p>
      <text:p text:style-name="P2"/>
      <text:p text:style-name="P2">Eduardo Saavedra-D'Attellis </text:p>
      <text:p text:style-name="P2">CC BY-SA 3.0</text:p>
      <text:p text:style-name="P2"/>
      <text:p text:style-name="P14"><text:toc-mark-start text:id="IMark195616740" text:outline-level="2"/>Sin nombre<text:toc-mark-end text:id="IMark195616740"/></text:p>
      <text:p text:style-name="Standard"><text:span text:style-name="Teletype"><text:span text:style-name="T3"/></text:span></text:p>
      <text:p text:style-name="P10"><text:span text:style-name="Teletype"><text:span text:style-name="T3">espontaneidad</text:span></text:span></text:p>
      <text:p text:style-name="P10"><text:span text:style-name="Teletype"><text:span text:style-name="T3">mi mente está vacía</text:span></text:span></text:p>
      <text:p text:style-name="P10"><text:soft-page-break/><text:span text:style-name="Teletype"><text:span text:style-name="T3">programa el café</text:span></text:span></text:p>
      <text:p text:style-name="P10"><text:span text:style-name="Teletype"><text:span text:style-name="T3"/></text:span></text:p>
      <text:p text:style-name="P10"><text:span text:style-name="Teletype"><text:span text:style-name="T3">silente, espera</text:span></text:span></text:p>
      <text:p text:style-name="P10"><text:span text:style-name="Teletype"><text:span text:style-name="T3">la linea de comandos</text:span></text:span></text:p>
      <text:p text:style-name="P10"><text:span text:style-name="Teletype"><text:span text:style-name="T3">interactiva</text:span></text:span></text:p>
      <text:p text:style-name="P10"><text:span text:style-name="Teletype"><text:span text:style-name="T3"/></text:span></text:p>
      <text:p text:style-name="P10"><text:span text:style-name="Teletype"><text:span text:style-name="T3">García Herrera</text:span></text:span></text:p>
      <text:p text:style-name="P10"><text:span text:style-name="Teletype"><text:span text:style-name="T3">GNU Free Documentation</text:span></text:span></text:p>
      <text:p text:style-name="P2"><text:span text:style-name="Teletype"><text:span text:style-name="T3"/></text:span></text:p>
      <text:p text:style-name="P2"><text:toc-mark-start text:id="IMark195006516" text:outline-level="2"/><text:span text:style-name="Teletype"><text:span text:style-name="T4">Poesía del Software Libre</text:span></text:span><text:toc-mark-end text:id="IMark195006516"/></text:p>
      <text:p text:style-name="P2"><text:span text:style-name="Teletype"><text:span text:style-name="T3"/></text:span></text:p>
      <text:p text:style-name="P2"><text:span text:style-name="Teletype"><text:span text:style-name="T3">Había una vez en un mundo extraño y lleno de gente buena y otras no muy </text:span></text:span></text:p>
      <text:p text:style-name="P2"><text:span text:style-name="Teletype"><text:span text:style-name="T3">buenas </text:span></text:span></text:p>
      <text:p text:style-name="P2"><text:span text:style-name="Teletype"><text:span text:style-name="T3">Donde había genios que inventaban obras inteligentes y llenas de pericia </text:span></text:span></text:p>
      <text:p text:style-name="P2"><text:span text:style-name="Teletype"><text:span text:style-name="T3">Pero había otros no muy geniales pero llenos de codicia; que compraban estas </text:span></text:span></text:p>
      <text:p text:style-name="P2"><text:span text:style-name="Teletype"><text:span text:style-name="T3">creaciones y se llenaban los bolsillos vendiendo estos inventos a los habitantes de </text:span></text:span></text:p>
      <text:p text:style-name="P2"><text:span text:style-name="Teletype"><text:span text:style-name="T3">aquel mundo extraño. </text:span></text:span></text:p>
      <text:p text:style-name="P2"><text:span text:style-name="Teletype"><text:span text:style-name="T3">Pasaron muchos años en aquel mundo extraño, los genios empezaron a sentir </text:span></text:span></text:p>
      <text:p text:style-name="P2"><text:span text:style-name="Teletype"><text:span text:style-name="T3">que sus poesías no eran leídas por el pueblo. </text:span></text:span></text:p>
      <text:p text:style-name="P2"><text:span text:style-name="Teletype"><text:span text:style-name="T3">Que sus canciones solo las oían los ricos, por que los compradores de ideas las </text:span></text:span></text:p>
      <text:p text:style-name="P2"><text:span text:style-name="Teletype"><text:span text:style-name="T3">vendían muy caras. </text:span></text:span></text:p>
      <text:p text:style-name="P2"><text:span text:style-name="Teletype"><text:span text:style-name="T3">Miraron con tristeza que en las fiestas del pueblo, no había canciones, ni se </text:span></text:span></text:p>
      <text:p text:style-name="P2"><text:span text:style-name="Teletype"><text:span text:style-name="T3">decían sus poesías. </text:span></text:span></text:p>
      <text:p text:style-name="P2"><text:span text:style-name="Teletype"><text:span text:style-name="T3">Sus corazones sufrían mucho al ver que jóvenes estudiantes no podían leer sus </text:span></text:span></text:p>
      <text:p text:style-name="P2"><text:span text:style-name="Teletype"><text:span text:style-name="T3">obras y tampoco podían aprender de ellas. </text:span></text:span></text:p>
      <text:p text:style-name="P2"><text:span text:style-name="Teletype"><text:span text:style-name="T3">En las casas de los ricos había música, poesías y trovas mientras que en la casa </text:span></text:span></text:p>
      <text:p text:style-name="P2"><text:span text:style-name="Teletype"><text:span text:style-name="T3">de los pobres solo había un viejo radio que no sintonizaba bien el dial. </text:span></text:span></text:p>
      <text:p text:style-name="P2"><text:span text:style-name="Teletype"><text:span text:style-name="T3">Hubo una revolución en aquel mundo extraño, los genios inventores reunieron </text:span></text:span></text:p>
      <text:p text:style-name="P2"><text:span text:style-name="Teletype"><text:span text:style-name="T3">algunas de sus obras que ellos habían creado hasta ese momento, </text:span></text:span></text:p>
      <text:p text:style-name="P2"><text:span text:style-name="Teletype"><text:span text:style-name="T3">y que los compradores codiciosos de ideas aun no eran dueños. </text:span></text:span></text:p>
      <text:p text:style-name="P2"><text:span text:style-name="Teletype"><text:span text:style-name="T3">Y empezaron a crear un sueño </text:span></text:span></text:p>
      <text:p text:style-name="P2"><text:soft-page-break/><text:span text:style-name="Teletype"><text:span text:style-name="T3">Eran sonetos en una melodía poética, escritos en lenguaje c </text:span></text:span></text:p>
      <text:p text:style-name="P2"><text:span text:style-name="Teletype"><text:span text:style-name="T3">Y canciones de amor en un lenguaje arcano llamado c++ </text:span></text:span></text:p>
      <text:p text:style-name="P2"><text:span text:style-name="Teletype"><text:span text:style-name="T3">Había un señor llamado compilador, minucioso, detallista, exigente que se </text:span></text:span></text:p>
      <text:p text:style-name="P2"><text:span text:style-name="Teletype"><text:span text:style-name="T3">encargaba de ser el corrector de aquellas creaciones hermosas de artistas </text:span></text:span></text:p>
      <text:p text:style-name="P2"><text:span text:style-name="Teletype"><text:span text:style-name="T3">magistrales que no quisieron vender sus obras para que los habitantes de aquel </text:span></text:span></text:p>
      <text:p text:style-name="P2"><text:span text:style-name="Teletype"><text:span text:style-name="T3">mundo extraño disfrutaran sin tener que pagar nada. </text:span></text:span></text:p>
      <text:p text:style-name="P2"><text:span text:style-name="Teletype"><text:span text:style-name="T3">Muchos poetas, cantantes, escritores y músicos creaban bellísimas obras de arte </text:span></text:span></text:p>
      <text:p text:style-name="P2"><text:span text:style-name="Teletype"><text:span text:style-name="T3">Unos poetas de ágil pluma crearon un soneto llamado Debian </text:span></text:span></text:p>
      <text:p text:style-name="P2"><text:span text:style-name="Teletype"><text:span text:style-name="T3">Mientras que compositores, músicos y escritores crearon una hermosa melodía </text:span></text:span></text:p>
      <text:p text:style-name="P2"><text:span text:style-name="Teletype"><text:span text:style-name="T3">llamada Ubuntu y esa melodía dio a luz a otras canciones de nombre kubuntu y </text:span></text:span></text:p>
      <text:p text:style-name="P2"><text:span text:style-name="Teletype"><text:span text:style-name="T3">Xubuntu. </text:span></text:span></text:p>
      <text:p text:style-name="P2"><text:span text:style-name="Teletype"><text:span text:style-name="T3">Con fondo musical de orquesta sinfónica nació la canción Suse, mientras que </text:span></text:span></text:p>
      <text:p text:style-name="P2"><text:span text:style-name="Teletype"><text:span text:style-name="T3">cantantes de voz melodiosa entonaban a Trisquel </text:span></text:span></text:p>
      <text:p text:style-name="P2"><text:span text:style-name="Teletype"><text:span text:style-name="T3">En las calles los cantantes de trova entonaban a Fedora y en una esquina donde </text:span></text:span></text:p>
      <text:p text:style-name="P2"><text:span text:style-name="Teletype"><text:span text:style-name="T3">se reúnen los amigos cantan a Mandriva </text:span></text:span></text:p>
      <text:p text:style-name="P2"><text:span text:style-name="Teletype"><text:span text:style-name="T3">Y hasta el viejo poeta de la plaza recita de memoria a Gentoo, </text:span></text:span></text:p>
      <text:p text:style-name="P2"><text:span text:style-name="Teletype"><text:span text:style-name="T3">La señora Venezuela pinto una obra llamada Canaima y la obra tomo fama y </text:span></text:span></text:p>
      <text:p text:style-name="P2"><text:span text:style-name="Teletype"><text:span text:style-name="T3">cariño del pueblo donde fue creada que todos los niños en clase la usan para </text:span></text:span></text:p>
      <text:p text:style-name="P2"><text:span text:style-name="Teletype"><text:span text:style-name="T3">aprender y adorna todas las aulas y escuelas de gran saber </text:span></text:span></text:p>
      <text:p text:style-name="P2"><text:span text:style-name="Teletype"><text:span text:style-name="T3">Y se crearon lindas, obras la hermandad surgió en el mundo, trabajaron sin </text:span></text:span></text:p>
      <text:p text:style-name="P2"><text:span text:style-name="Teletype"><text:span text:style-name="T3">descanso, se escribieron muchos códigos, el ingenio pario el invento </text:span></text:span></text:p>
      <text:p text:style-name="P2"><text:span text:style-name="Teletype"><text:span text:style-name="T3">Perdonen las que aquí no miento. </text:span></text:span></text:p>
      <text:p text:style-name="P2"><text:span text:style-name="Teletype"><text:span text:style-name="T3">Pero en aquel mundo extraño la gente conoce este arte creado con gran esfuerzo, </text:span></text:span></text:p>
      <text:p text:style-name="P2"><text:span text:style-name="Teletype"><text:span text:style-name="T3">y aunque te parezca extraño, muchos aun siguen llenando los bolsillos del </text:span></text:span></text:p>
      <text:p text:style-name="P2"><text:span text:style-name="Teletype"><text:span text:style-name="T3">codicioso privativo. </text:span></text:span></text:p>
      <text:p text:style-name="P2"><text:span text:style-name="Teletype"><text:span text:style-name="T3">Mientras tanto se genera una revolución interna de personas generosas que </text:span></text:span></text:p>
      <text:p text:style-name="P2"><text:span text:style-name="Teletype"><text:span text:style-name="T3">comparten sus ideas sin ninguna mezquindad, para que en la realidad los que </text:span></text:span></text:p>
      <text:p text:style-name="P2"><text:soft-page-break/><text:span text:style-name="Teletype"><text:span text:style-name="T3">antes no tenían por que no podían comprar, ahora tengan sin pagar. </text:span></text:span></text:p>
      <text:p text:style-name="P2"><text:span text:style-name="Teletype"><text:span text:style-name="T3">Y después de tanto trabajar, y después de tanto regalar aun siguen regalando </text:span></text:span></text:p>
      <text:p text:style-name="P2"><text:span text:style-name="Teletype"><text:span text:style-name="T3">aunque tengan que pagar para poder regalar. </text:span></text:span></text:p>
      <text:p text:style-name="P2"><text:span text:style-name="Teletype"><text:span text:style-name="T3"/></text:span></text:p>
      <text:p text:style-name="P2"><text:span text:style-name="Teletype"><text:span text:style-name="T3">Vilma Meléndez</text:span></text:span></text:p>
      <text:p text:style-name="P2"><text:span text:style-name="Teletype"><text:span text:style-name="T3">CC BY-SA 3.0</text:span></text:span></text:p>
      <text:p text:style-name="P2"><text:span text:style-name="Teletype"><text:span text:style-name="T3"/></text:span></text:p>
      <text:p text:style-name="P2"><text:toc-mark-start text:id="IMark195006516" text:outline-level="2"/><text:span text:style-name="Teletype"><text:span text:style-name="T4">El Binario</text:span></text:span><text:toc-mark-end text:id="IMark195006516"/></text:p>
      <text:p text:style-name="P2"><text:span text:style-name="Teletype"><text:span text:style-name="T5"/></text:span></text:p>
      <text:p text:style-name="P2"><text:span text:style-name="Teletype"><text:span text:style-name="T3">En el bus de la vida los 0 y los 1 van, </text:span></text:span></text:p>
      <text:p text:style-name="P2"><text:span text:style-name="Teletype"><text:span text:style-name="T3">van los que luego tienen que venir, </text:span></text:span></text:p>
      <text:p text:style-name="P2"><text:span text:style-name="Teletype"><text:span text:style-name="T3">venir a construir con 0 y 1 la cadena abstracta </text:span></text:span></text:p>
      <text:p text:style-name="P2"><text:span text:style-name="Teletype"><text:span text:style-name="T3">del sistema tecnológico y complejo del ser humano. </text:span></text:span></text:p>
      <text:p text:style-name="P2"><text:span text:style-name="Teletype"><text:span text:style-name="T3">los 0 y 1 les dan el sentido a las cosas, </text:span></text:span></text:p>
      <text:p text:style-name="P2"><text:span text:style-name="Teletype"><text:span text:style-name="T3">cosas que se convierten en realidad , </text:span></text:span></text:p>
      <text:p text:style-name="P2"><text:span text:style-name="Teletype"><text:span text:style-name="T3">realidad que permite ver hacia el mas allá. </text:span></text:span></text:p>
      <text:p text:style-name="P2"><text:span text:style-name="Teletype"><text:span text:style-name="T3">0 y 1 son tan gentiles, tímidos y humildes, </text:span></text:span></text:p>
      <text:p text:style-name="P2"><text:span text:style-name="Teletype"><text:span text:style-name="T3">humildes que se dejan moldear, </text:span></text:span></text:p>
      <text:p text:style-name="P2"><text:span text:style-name="Teletype"><text:span text:style-name="T3">moldear para el mal o el bien, </text:span></text:span></text:p>
      <text:p text:style-name="P2"><text:span text:style-name="Teletype"><text:span text:style-name="T3">bien que ayuda a compartir, dar y recibir. </text:span></text:span></text:p>
      <text:p text:style-name="P2"><text:span text:style-name="Teletype"><text:span text:style-name="T3">los 0 y 1 comparten, </text:span></text:span></text:p>
      <text:p text:style-name="P2"><text:span text:style-name="Teletype"><text:span text:style-name="T3">comparten el universo de un sistema, </text:span></text:span></text:p>
      <text:p text:style-name="P2"><text:span text:style-name="Teletype"><text:span text:style-name="T3">sistema que tiene clases de 0 y 1, </text:span></text:span></text:p>
      <text:p text:style-name="P2"><text:span text:style-name="Teletype"><text:span text:style-name="T3">que se instancian y pasan a ser el objeto buscado. </text:span></text:span></text:p>
      <text:p text:style-name="P2"><text:span text:style-name="Teletype"><text:span text:style-name="T3"/></text:span></text:p>
      <text:p text:style-name="P2"><text:span text:style-name="Teletype"><text:span text:style-name="T3">Jesus Alvarado </text:span></text:span></text:p>
      <text:p text:style-name="P2"><text:span text:style-name="Teletype"><text:span text:style-name="T3">CC BY-SA</text:span></text:span></text:p>
      <text:p text:style-name="P2"><text:span text:style-name="Teletype"><text:span text:style-name="T3"/></text:span></text:p>
      <text:p text:style-name="P2"><text:toc-mark-start text:id="IMark187281668" text:outline-level="2"/><text:toc-mark-start text:id="IMark188378668" text:outline-level="2"/><text:span text:style-name="Teletype"><text:span text:style-name="T4">La noche</text:span></text:span><text:toc-mark-end text:id="IMark188378668"/><text:toc-mark-end text:id="IMark187281668"/></text:p>
      <text:p text:style-name="P2"><text:span text:style-name="Teletype"><text:span text:style-name="T3"/></text:span></text:p>
      <text:p text:style-name="P2"><text:span text:style-name="Teletype"><text:span text:style-name="T3">El manto de la noche nos rodea con su calor, </text:span></text:span></text:p>
      <text:p text:style-name="P2"><text:span text:style-name="Teletype"><text:span text:style-name="T3">formas y colores que nos guían son presentados </text:span></text:span></text:p>
      <text:p text:style-name="P2"><text:span text:style-name="Teletype"><text:span text:style-name="T3">bajo las luces de las estrellas y de la solitaria noche </text:span></text:span></text:p>
      <text:p text:style-name="P2"><text:span text:style-name="Teletype"><text:span text:style-name="T3">que cuenta con una gran blanca luna, </text:span></text:span></text:p>
      <text:p text:style-name="P2"><text:span text:style-name="Teletype"><text:span text:style-name="T3">quien con descargas de luz nos enseña el camino </text:span></text:span></text:p>
      <text:p text:style-name="P2"><text:span text:style-name="Teletype"><text:span text:style-name="T3">de infinitas noches y de eterna soledad. </text:span></text:span></text:p>
      <text:p text:style-name="P2"><text:span text:style-name="Teletype"><text:span text:style-name="T3">Soledad de estado tangible, con sabores y olores inolvidables, </text:span></text:span></text:p>
      <text:p text:style-name="P2"><text:span text:style-name="Teletype"><text:span text:style-name="T3">que recuerdan día a día lo que es la larga noche, </text:span></text:span></text:p>
      <text:p text:style-name="P2"><text:span text:style-name="Teletype"><text:span text:style-name="T3">que también incluye sus días. </text:span></text:span></text:p>
      <text:p text:style-name="P2"><text:span text:style-name="Teletype"><text:span text:style-name="T3">Pueblos de infinitos idiomas, culturas e ideologías </text:span></text:span></text:p>
      <text:p text:style-name="P2"><text:span text:style-name="Teletype"><text:span text:style-name="T3">caminan bajo la misma noche que les presenta la misma luna </text:span></text:span></text:p>
      <text:p text:style-name="P2"><text:soft-page-break/><text:span text:style-name="Teletype"><text:span text:style-name="T3">grande, cálida, luminosa que noche a noche acompaña </text:span></text:span></text:p>
      <text:p text:style-name="P2"><text:span text:style-name="Teletype"><text:span text:style-name="T3">a la solitaria luna, quien no esta sola </text:span></text:span></text:p>
      <text:p text:style-name="P2"><text:span text:style-name="Teletype"><text:span text:style-name="T3">pues siempre tiene a su luna.</text:span></text:span></text:p>
      <text:p text:style-name="P2"><text:span text:style-name="Teletype"><text:span text:style-name="T3"/></text:span></text:p>
      <text:p text:style-name="P2"><text:span text:style-name="Teletype"><text:span text:style-name="T6">Sofía Duarte</text:span></text:span></text:p>
      <text:p text:style-name="P2"><text:span text:style-name="Teletype"><text:span text:style-name="T3">CC BY-SA</text:span></text:span></text:p>
      <text:p text:style-name="P2"><text:span text:style-name="Teletype"><text:span text:style-name="T3"/></text:span></text:p>
      <text:p text:style-name="P2"><text:toc-mark-start text:id="IMark187281668" text:outline-level="2"/><text:span text:style-name="Teletype"><text:span text:style-name="T4">La libertad cubre el horizonte</text:span></text:span><text:toc-mark-end text:id="IMark187281668"/></text:p>
      <text:p text:style-name="P2"><text:span text:style-name="Teletype"><text:span text:style-name="T3"/></text:span></text:p>
      <text:p text:style-name="P2"><text:span text:style-name="Teletype"><text:span text:style-name="T3">Soy libre </text:span></text:span></text:p>
      <text:p text:style-name="P2"><text:span text:style-name="Teletype"><text:span text:style-name="T3">doy libertad </text:span></text:span></text:p>
      <text:p text:style-name="P2"><text:span text:style-name="Teletype"><text:span text:style-name="T3">Puedes usarme </text:span></text:span></text:p>
      <text:p text:style-name="P2"><text:span text:style-name="Teletype"><text:span text:style-name="T3">...Copiarme </text:span></text:span></text:p>
      <text:p text:style-name="P2"><text:span text:style-name="Teletype"><text:span text:style-name="T3">...Estudiarme </text:span></text:span></text:p>
      <text:p text:style-name="P2"><text:span text:style-name="Teletype"><text:span text:style-name="T3">...Modificarme </text:span></text:span></text:p>
      <text:p text:style-name="P2"><text:span text:style-name="Teletype"><text:span text:style-name="T3">Puedo costar algo </text:span></text:span></text:p>
      <text:p text:style-name="P2"><text:span text:style-name="Teletype"><text:span text:style-name="T3">....Pero soy libre....libre de verdad..... </text:span></text:span></text:p>
      <text:p text:style-name="P2"><text:span text:style-name="Teletype"><text:span text:style-name="T3">Conmigo puedes ser creativo </text:span></text:span></text:p>
      <text:p text:style-name="P2"><text:span text:style-name="Teletype"><text:span text:style-name="T3">.....si te lo propones </text:span></text:span></text:p>
      <text:p text:style-name="P2"><text:span text:style-name="Teletype"><text:span text:style-name="T3">Conmigo puedes compartir </text:span></text:span></text:p>
      <text:p text:style-name="P2"><text:span text:style-name="Teletype"><text:span text:style-name="T3">.........Por que soy un software libre </text:span></text:span></text:p>
      <text:p text:style-name="P2"><text:span text:style-name="Teletype"><text:span text:style-name="T3">Cabalgo sobre maquinas </text:span></text:span></text:p>
      <text:p text:style-name="P2"><text:span text:style-name="Teletype"><text:span text:style-name="T3">Acompañado de la libertad que divulgo </text:span></text:span></text:p>
      <text:p text:style-name="P2"><text:span text:style-name="Teletype"><text:span text:style-name="T3">GNU y linux me acompañan </text:span></text:span></text:p>
      <text:p text:style-name="P2"><text:span text:style-name="Teletype"><text:span text:style-name="T3">Los pc.....sienten mi presencia </text:span></text:span></text:p>
      <text:p text:style-name="P2"><text:span text:style-name="Teletype"><text:span text:style-name="T3">Libertad es nuestro lema </text:span></text:span></text:p>
      <text:p text:style-name="P2"><text:span text:style-name="Teletype"><text:span text:style-name="T3">seguridad para todos nuestro lema </text:span></text:span></text:p>
      <text:p text:style-name="P2"><text:span text:style-name="Teletype"><text:span text:style-name="T3">Y libre nuestro fin </text:span></text:span></text:p>
      <text:p text:style-name="P2"><text:span text:style-name="Teletype"><text:span text:style-name="T3"/></text:span></text:p>
      <text:p text:style-name="P2"><text:span text:style-name="Teletype"><text:span text:style-name="T3">Ramón Rengifo</text:span></text:span></text:p>
      <text:p text:style-name="P2"><text:span text:style-name="Teletype"><text:span text:style-name="T3">CC BY-SA 3.0</text:span></text:span></text:p>
      <text:p text:style-name="P2"><text:span text:style-name="Teletype"><text:span text:style-name="T3"/></text:span></text:p>
      <text:p text:style-name="P2"><text:span text:style-name="Teletype"><text:span text:style-name="T3"/></text:span></text:p>
      <text:p text:style-name="P2"><text:toc-mark-start text:id="IMark196591740" text:outline-level="2"/><text:span text:style-name="Teletype"><text:span text:style-name="T4">El futuro... es hacker... por que es seguro y es nuestro</text:span></text:span><text:toc-mark-end text:id="IMark196591740"/><text:span text:style-name="Teletype"><text:span text:style-name="T3"> </text:span></text:span></text:p>
      <text:p text:style-name="P2"><text:span text:style-name="Teletype"><text:span text:style-name="T3"/></text:span></text:p>
      <text:p text:style-name="P2"><text:span text:style-name="Teletype"><text:span text:style-name="T3">Libre </text:span></text:span></text:p>
      <text:p text:style-name="P2"><text:span text:style-name="Teletype"><text:span text:style-name="T3">...soy libre.....porque trabajo con dignidad </text:span></text:span></text:p>
      <text:p text:style-name="P2"><text:span text:style-name="Teletype"><text:span text:style-name="T3">me apellidas hacker </text:span></text:span></text:p>
      <text:p text:style-name="P2"><text:span text:style-name="Teletype"><text:span text:style-name="T3">.....Lastimas mi libertad... </text:span></text:span></text:p>
      <text:p text:style-name="P2"><text:span text:style-name="Teletype"><text:span text:style-name="T3">pero no podrás detener mi crecimiento </text:span></text:span></text:p>
      <text:p text:style-name="P2"><text:span text:style-name="Teletype"><text:span text:style-name="T3">modifico el código que tu no puedes </text:span></text:span></text:p>
      <text:p text:style-name="P2"><text:span text:style-name="Teletype"><text:span text:style-name="T3">crezco al ritmo de la libertad que pregono </text:span></text:span></text:p>
      <text:p text:style-name="P2"><text:soft-page-break/><text:span text:style-name="Teletype"><text:span text:style-name="T3">me llamas hacker </text:span></text:span></text:p>
      <text:p text:style-name="P2"><text:span text:style-name="Teletype"><text:span text:style-name="T3">por que hago cosas que tu no haces, ni quieres hacer </text:span></text:span></text:p>
      <text:p text:style-name="P2"><text:span text:style-name="Teletype"><text:span text:style-name="T3">por que tengo libertad de acción </text:span></text:span></text:p>
      <text:p text:style-name="P2"><text:span text:style-name="Teletype"><text:span text:style-name="T3">pretendes mediatizar </text:span></text:span></text:p>
      <text:p text:style-name="P2"><text:span text:style-name="Teletype"><text:span text:style-name="T3">quieres dominarme </text:span></text:span></text:p>
      <text:p text:style-name="P2"><text:span text:style-name="Teletype"><text:span text:style-name="T3">me gritas...hacker... </text:span></text:span></text:p>
      <text:p text:style-name="P2"><text:span text:style-name="Teletype"><text:span text:style-name="T3">ayer fuimos pocos........ </text:span></text:span></text:p>
      <text:p text:style-name="P2"><text:span text:style-name="Teletype"><text:span text:style-name="T3">hoy somos un poquito mas.... </text:span></text:span></text:p>
      <text:p text:style-name="P2"><text:span text:style-name="Teletype"><text:span text:style-name="T3">Pero el futuro lo tenemos en el horizonte </text:span></text:span></text:p>
      <text:p text:style-name="P2"><text:span text:style-name="Teletype"><text:span text:style-name="T3">Porque es nuestro y es de los hacker </text:span></text:span></text:p>
      <text:p text:style-name="P2"><text:span text:style-name="Teletype"><text:span text:style-name="T3">Cuanto más luchemos hoy </text:span></text:span></text:p>
      <text:p text:style-name="P2"><text:span text:style-name="Teletype"><text:span text:style-name="T3">Mas estamos seguro que tendremos un mañana libre </text:span></text:span></text:p>
      <text:p text:style-name="P2"><text:span text:style-name="Teletype"><text:span text:style-name="T3">Apartemos esta atadura que nos ahoga </text:span></text:span></text:p>
      <text:p text:style-name="P2"><text:span text:style-name="Teletype"><text:span text:style-name="T3">Quitemos ese mal que nos persigue </text:span></text:span></text:p>
      <text:p text:style-name="P2"><text:span text:style-name="Teletype"><text:span text:style-name="T3">La seguridad es nuestro lema... </text:span></text:span></text:p>
      <text:p text:style-name="P2"><text:span text:style-name="Teletype"><text:span text:style-name="T3">Y Libre somos </text:span></text:span></text:p>
      <text:p text:style-name="P2"><text:span text:style-name="Teletype"><text:span text:style-name="T3">Y libre seguiremos siendo </text:span></text:span></text:p>
      <text:p text:style-name="P2"><text:span text:style-name="Teletype"><text:span text:style-name="T3">Y hacker nos llamarás </text:span></text:span></text:p>
      <text:p text:style-name="P2"><text:span text:style-name="Teletype"><text:span text:style-name="T3">Pero con la dignidad por delante </text:span></text:span></text:p>
      <text:p text:style-name="P2"><text:span text:style-name="Teletype"><text:span text:style-name="T3">Y ese día que tengas nuestra dignidad en tu mano </text:span></text:span></text:p>
      <text:p text:style-name="P2"><text:span text:style-name="Teletype"><text:span text:style-name="T3">Si....sólo ese día entenderás </text:span></text:span></text:p>
      <text:p text:style-name="P2"><text:span text:style-name="Teletype"><text:span text:style-name="T3">Que ser hacker es ser libre </text:span></text:span></text:p>
      <text:p text:style-name="P2"><text:span text:style-name="Teletype"><text:span text:style-name="T3">Y el hombre libre </text:span></text:span></text:p>
      <text:p text:style-name="P2"><text:span text:style-name="Teletype"><text:span text:style-name="T3">Tiene paz..................no tiene cemento </text:span></text:span></text:p>
      <text:p text:style-name="P2"><text:span text:style-name="Teletype"><text:span text:style-name="T3">Ser hacker........ser libre......ser justo...... </text:span></text:span></text:p>
      <text:p text:style-name="P2"><text:span text:style-name="Teletype"><text:span text:style-name="T3">Será siempre nuestro lema y el futuro de nuestra lucha </text:span></text:span></text:p>
      <text:p text:style-name="P2"><text:span text:style-name="Teletype"><text:span text:style-name="T3">Autor : Ramón Anselmo Rengifo Avendaño </text:span></text:span></text:p>
      <text:p text:style-name="P2"><text:span text:style-name="Teletype"><text:span text:style-name="T3">Caracas Venezuela </text:span></text:span></text:p>
      <text:p text:style-name="P2"><text:span text:style-name="Teletype"><text:span text:style-name="T3">copyleft 2011 – Attribution-Share Alike 3.0 Unported </text:span></text:span></text:p>
      <text:p text:style-name="P2"><text:span text:style-name="Teletype"><text:span text:style-name="T3"/></text:span></text:p>
      <text:p text:style-name="P14"><text:toc-mark-start text:id="IMark195616740" text:outline-level="2"/>Aquí, La Libertad es una Ley<text:toc-mark-end text:id="IMark195616740"/></text:p>
      <text:p text:style-name="P15"/>
      <text:p text:style-name="P15">Sentada aquí desde el futuro</text:p>
      <text:p text:style-name="P15">vi como dejamos atrás todo lo oscuro</text:p>
      <text:p text:style-name="P15">Prendimos la mecha en el 2011</text:p>
      <text:p text:style-name="P15">y no se ha apagado desde entonces.</text:p>
      <text:p text:style-name="P16"/>
      <text:p text:style-name="P15">La forja, que con decreto y todo</text:p>
      <text:p text:style-name="P15">sudamos copiosamente de muchos modos</text:p>
      <text:p text:style-name="P15">es hoy una leyenda urbana</text:p>
      <text:p text:style-name="P15">con pocos creyentes, por inhumana.</text:p>
      <text:p text:style-name="P15"/>
      <text:p text:style-name="P15"><text:soft-page-break/>Atrás quedo el oscurantismo digital</text:p>
      <text:p text:style-name="P15">la Luz consumió la tiniebla mental.</text:p>
      <text:p text:style-name="P15">Ahora vivimos en libertad plena</text:p>
      <text:p text:style-name="P15">el poder del capital es cosa ajena.</text:p>
      <text:p text:style-name="P15"/>
      <text:p text:style-name="P15">Bienaventuranza Suprema por doquier</text:p>
      <text:p text:style-name="P15">con este avance continuo de saber</text:p>
      <text:p text:style-name="P15">La propiedad intelectual la han vuelto leña</text:p>
      <text:p text:style-name="P15">logramos vivir en un mundo sin contraseña</text:p>
      <text:p text:style-name="P15"/>
      <text:p text:style-name="P15">El conocimiento libre como espíritu vivo</text:p>
      <text:p text:style-name="P15">es algo tan natural como un respiro</text:p>
      <text:p text:style-name="P15">el museo de patentes, vetusto y obsoleto</text:p>
      <text:p text:style-name="P15">solo lo visita Bill Gate para pasarle un coleto</text:p>
      <text:p text:style-name="P15"/>
      <text:p text:style-name="P15">La energía libre fluye como arrebato</text:p>
      <text:p text:style-name="P15">y sin conexión funciona cualquier aparato</text:p>
      <text:p text:style-name="P15">gratis del cosmos la tomamos con bendición</text:p>
      <text:p text:style-name="P15">esta dádiva absoluta nos ha dado liberación</text:p>
      <text:p text:style-name="P15"/>
      <text:p text:style-name="P15">Nuestra existencia es oda humana</text:p>
      <text:p text:style-name="P15">la creatividad compartida por palanganas</text:p>
      <text:p text:style-name="P15">al universo entero perfecciona</text:p>
      <text:p text:style-name="P15">hermanas, que felicidad, esto si funciona</text:p>
      <text:p text:style-name="P15"/>
      <text:p text:style-name="P15">De tanto bienestar les he hablado</text:p>
      <text:p text:style-name="P15">que parece fantasía todo lo contado</text:p>
      <text:p text:style-name="P15">un secreto no les he dicho,</text:p>
      <text:p text:style-name="P15">lo tengo muy bien guardado</text:p>
      <text:p text:style-name="P15">todo esto bien funciona,</text:p>
      <text:p text:style-name="P11"><text:span text:style-name="Teletype"><text:span text:style-name="T3">porque implantamos un matriarcado</text:span></text:span></text:p>
      <text:p text:style-name="P5"><text:toc-mark-start text:id="IMark195616740" text:outline-level="1"/><text:span text:style-name="Teletype"><text:span text:style-name="T7">Ensayos</text:span></text:span><text:toc-mark-end text:id="IMark195616740"/></text:p>
      <text:p text:style-name="P2"><text:span text:style-name="Teletype"><text:span text:style-name="T3"/></text:span></text:p>
      <text:p text:style-name="P2"><text:toc-mark-start text:id="IMark195616740" text:outline-level="2"/><text:span text:style-name="Teletype"><text:span text:style-name="T4">La Libertad del Pensamiento Innovador</text:span></text:span><text:toc-mark-end text:id="IMark195616740"/></text:p>
      <text:p text:style-name="P2"><text:span text:style-name="Teletype"><text:span text:style-name="T4"/></text:span></text:p>
      <text:p text:style-name="P3"><text:span text:style-name="Teletype"><text:span text:style-name="T3">Innovar es transformar un proceso a través de la inclusión planificada de una serie de novedades o cambios. Esta mejora tiene un periodo de aplicabilidad definido (Medina R, 2011).</text:span></text:span></text:p>
      <text:p text:style-name="P3"><text:span text:style-name="Teletype"><text:span text:style-name="T3"/></text:span></text:p>
      <text:p text:style-name="P3"><text:span text:style-name="Teletype"><text:span text:style-name="T3">La innovación debe ser planificada, considerando la misma como algo flexible que no limita la aparición de nuevas ideas, además sin mencionar que una innovación no necesariamente sostiene que debe existir algo nuevo, puede ser una forma diferente de hacer las cosas brindando siempre una mejora a un proceso determinado.</text:span></text:span></text:p>
      <text:p text:style-name="P3"><text:span text:style-name="Teletype"><text:span text:style-name="T3"/></text:span></text:p>
      <text:p text:style-name="P3"><text:span text:style-name="Teletype"><text:span text:style-name="T3">Cabe destacar, que el surgimiento de nuevas ideas transformadoras no debe cumplir obligatoriamente una intencionalidad, así como tampoco debe tratar de cubrir una determinada necesidad, ya que existen innovaciones que sencillamente mejoran un proceso que no requería de una modificación para poder prevalecer.</text:span></text:span></text:p>
      <text:p text:style-name="P2"><text:span text:style-name="Teletype"><text:span text:style-name="T3"/></text:span></text:p>
      <text:p text:style-name="P3"><text:span text:style-name="Teletype"><text:span text:style-name="T3">Cada innovación debe tener un tiempo definido, debido a que como proceso dinámico deja abierta la posibilidad del surgimiento de nuevas ideas que hagan de lo innovado algo mejorable. Se debe llevar un control de lo que se propone, pero sin interferir con el surgimiento de cosas nuevas durante el desarrollo incluso del proceso innovador.</text:span></text:span></text:p>
      <text:p text:style-name="P3"><text:span text:style-name="Teletype"><text:span text:style-name="T3"/></text:span></text:p>
      <text:p text:style-name="P3"><text:span text:style-name="Teletype"><text:span text:style-name="T3">Algunos autores plantean que la innovación es propia de un determinado tiempo y espacio, razón por la cual algo no deja de ser innovador aunque exista, se practique o se haya experimentado en otro momento y en otra parte del mundo. Luego de estas acepciones, consideramos que el acto de innovar debe involucrar cambios profundos y que los mismos deben permanecer, por lo que es fundamental que tengan sentido y sean compartidos por aquellos que han de llevarlos a cabo, es decir, han de responder a sus preocupaciones y necesidades.</text:span></text:span></text:p>
      <text:p text:style-name="P3"><text:span text:style-name="Teletype"><text:span text:style-name="T3"/></text:span></text:p>
      <text:p text:style-name="P3"><text:span text:style-name="Teletype"><text:span text:style-name="T3">Es muy importante que estos cambios, correspondientes a una transformación, cuenten con la aprobación de todos los actores o individuos involucrados, de esta forma, para la concreción de la idea, se debe lograr un compromiso con una debida identificación previa por parte de los participantes del proceso innovador, evitando </text:span></text:span><text:soft-page-break/><text:span text:style-name="Teletype"><text:span text:style-name="T3">las imposiciones que muchas veces trae consigo el carácter reformista.</text:span></text:span></text:p>
      <text:p text:style-name="P3"><text:span text:style-name="Teletype"><text:span text:style-name="T3"/></text:span></text:p>
      <text:p text:style-name="P3"><text:span text:style-name="Teletype"><text:span text:style-name="T3">Haciendo énfasis en la diferencia entre reforma e innovación, vemos como algunos autores definen la reforma como algo impuesto en donde, si no existe compromiso, no se obtienen las mejoras planteadas; precisamente la clave para que estos cambios alcancen su objetivo es, que debe existir una buena exposición de objetivos, así como también de la visión y la misión de los cambios referidos. De esta forma se logra una mejora a través de la reforma y se combate con la resistencia al cambio que se pueda presentar en algunos de los factores involucrados.</text:span></text:span></text:p>
      <text:p text:style-name="P3"><text:span text:style-name="Teletype"><text:span text:style-name="T3"/></text:span></text:p>
      <text:p text:style-name="P3"><text:span text:style-name="Teletype"><text:span text:style-name="T3">Toda innovación, transformación o surgimiento de nuevas ideas proviene de un proceso que condiciona el surgimiento como tal, el entorno juega un papel primordial, aunque se piense que los innovadores no vivan literalmente en la realidad, de alguna forma se ven influenciados por los acontecimientos a su alrededor. Basados en esto debemos propiciar un entorno que motive la investigación y desarrolle conductas que favorezcan la aparición de ideas innovadoras.</text:span></text:span></text:p>
      <text:p text:style-name="P3"><text:span text:style-name="Teletype"><text:span text:style-name="T3"/></text:span></text:p>
      <text:p text:style-name="P3"><text:span text:style-name="Teletype"><text:span text:style-name="T3">En la actualidad la educación juega un papel fundamental, por lo que de alguna forma condiciona la aparición de las innovaciones, aunque si bien parte de la responsabilidad de que algunos profesionales no desarrollen ningún tipo de investigación, corresponde al modelo de educación actual, también hay una parte cubierta por los mismos profesionales. Para la educación es un reto tener que incentivar al estudiante para que desarrolle y plasme nuevas ideas, generalmente el </text:span></text:span></text:p>
      <text:p text:style-name="P3"><text:span text:style-name="Teletype"><text:span text:style-name="T3">estudiante logra alcanzar sus metas sin haber desarrollado una idea innovadora que mejore o transforme algún proceso para el bien de la sociedad.</text:span></text:span></text:p>
      <text:p text:style-name="P3"><text:span text:style-name="Teletype"><text:span text:style-name="T3"/></text:span></text:p>
      <text:p text:style-name="P3"><text:span text:style-name="Teletype"><text:span text:style-name="T3">En ese orden de ideas la educación tiene por finalidad propiciar el desarrollo de habilidades y destrezas y favorecer la adquisición de nuevos conocimientos, sin que el educando se vea en la necesidad de pasar por las mismas situaciones que originalmente produjeron tales conocimientos y habilidades, esto es, de manera más directa y económica. La instrucción, por tanto, forma parte de la base de transmisión cultural en el desarrollo de las sociedades.</text:span></text:span></text:p>
      <text:p text:style-name="P3"><text:span text:style-name="Teletype"><text:span text:style-name="T3"/></text:span></text:p>
      <text:p text:style-name="P3"><text:span text:style-name="Teletype"><text:span text:style-name="T3">Pues bien, en virtud del devenir en este mundo tan cambiante y una </text:span></text:span><text:soft-page-break/><text:span text:style-name="Teletype"><text:span text:style-name="T3">sociedad tan dinámica como en la que vivimos, donde no todas las personas se dedican a observar, meditar, escribir y plantear ideas de lo que cotidianamente hacen; es en este espacio donde debe surgir la inferencia de los educadores que ven con sentido preocupante el observar, el meditar y el plantear ideas para proyectar a futuro lo que la sociedad actual hace en sus vivencias. Por tanto que en el ámbito educativo se deben elaborar teorías innovadoras, manteniendo su presencia y vigencia.</text:span></text:span></text:p>
      <text:p text:style-name="P3"><text:span text:style-name="Teletype"><text:span text:style-name="T3"/></text:span></text:p>
      <text:p text:style-name="P3"><text:span text:style-name="Teletype"><text:span text:style-name="T3">Basados en lo anterior, es propicio entonces entender que dentro del ámbito educativo es en donde se generan ideas innovadoras con más frecuencia, haciendo especial énfasis en que la innovación educativa se diferencia de la innovación en la educación en que la misma esta dirigida hacia la forma de cómo se imparten los conocimientos. La innovación en la educación hace referencia a las estructuras bajo las cuales funcionan las instituciones.</text:span></text:span></text:p>
      <text:p text:style-name="P3"><text:span text:style-name="Teletype"><text:span text:style-name="T3"/></text:span></text:p>
      <text:p text:style-name="P3"><text:span text:style-name="Teletype"><text:span text:style-name="T3">Por otra parte y no menos importante la innovación tecnológica, viéndolo desde el punto de vista de los adelantos científicos pudiese estar más ligada a la actividad productiva para dar solución a problemas específicos. La relación entre las innovaciones tecnológicas y las educativas radica en la importancia que representa la una con respecto a la otra.</text:span></text:span></text:p>
      <text:p text:style-name="P3"><text:span text:style-name="Teletype"><text:span text:style-name="T3"/></text:span></text:p>
      <text:p text:style-name="P3"><text:span text:style-name="Teletype"><text:span text:style-name="T3">Las innovaciones tecnológicas generalmente corresponden a procesos investigativos que conllevan a la determinación de nuevas cosas, técnicas o métodos que generalmente brinden una solución ante una necesidad establecida; mientras que la innovación educativa condiciona la manera cómo es concebido el conocimiento, como se hace más significativo un determinado aprendizaje, es decir, lograr que la educación mejore cada día tanto en su calidad como en su equidad.</text:span></text:span></text:p>
      <text:p text:style-name="P3"><text:span text:style-name="Teletype"><text:span text:style-name="T3"/></text:span></text:p>
      <text:p text:style-name="P3"><text:span text:style-name="Teletype"><text:span text:style-name="T3">Algunos autores no clasifican la innovación, debido a que según ellos dicha clasificación carece de fundamentos teóricos, sin pensar que la misma no es aséptica y que proviene de diferentes corrientes de pensamiento, por lo tanto esta dependerá de lo que se interprete sobre ella en un determinado tiempo y espacio. Como ejemplo se presenta la situación entre las universidades y la industria, las cuales muchas veces al trabajar en conjunto desarrollan ideas muy innovadoras y relevantes que plantean soluciones a la sociedad. Dentro de las universidades se desarrollan investigaciones que plantean soluciones o mejoras de los procesos que pudiesen </text:span></text:span><text:soft-page-break/><text:span text:style-name="Teletype"><text:span text:style-name="T3">desarrollarse.</text:span></text:span></text:p>
      <text:p text:style-name="P3"><text:span text:style-name="Teletype"><text:span text:style-name="T3"/></text:span></text:p>
      <text:p text:style-name="P3"><text:span text:style-name="Teletype"><text:span text:style-name="T3">Las instituciones educativas, deben trabajar en función de fortalecer su integración con la comunidad, participando y dejando de ser entes aislados avocados a batallar solo por obtener sus propios beneficios. De la misma forma otros sectores de la economía solo se limitan a aportar el producto que de acuerdo con sus funciones y su concepción deben aportar, olvidándose por completo del entorno que los rodea (Cultura Capitalista). </text:span></text:span></text:p>
      <text:p text:style-name="P3"><text:span text:style-name="Teletype"><text:span text:style-name="T3"/></text:span></text:p>
      <text:p text:style-name="P3"><text:span text:style-name="Teletype"><text:span text:style-name="T3">En muchos casos se suprime la aparición de cualquier idea innovadora, a través de la asignación de pesadas cargas laborales, limitando el desarrollo del proceso innovador a departamentos u organizaciones creadas para ese fin dentro de las instituciones, en donde además se condicionan las ideas, considerando solo aquellas que beneficien a la productividad. Así mismo se garantiza la preservación del sistema apoyando los proyectos innovadores que abaraten los costos o generen ganancias para las elites que manejan las organizaciones. </text:span></text:span></text:p>
      <text:p text:style-name="P3"><text:span text:style-name="Teletype"><text:span text:style-name="T3"/></text:span></text:p>
      <text:p text:style-name="P3"><text:span text:style-name="Teletype"><text:span text:style-name="T3">El pensamiento innovador esta dentro del ser humano, pidiendo ser escuchado, sistematizado, planificado y ejecutado; el mismo se ha visto amedrentado por la ideología Capitalista, la cual en la búsqueda de su expansión, limita el desarrollo de cualquier idea que atente contra su existencia.</text:span></text:span></text:p>
      <text:p text:style-name="P3"><text:span text:style-name="Teletype"><text:span text:style-name="T3"/></text:span></text:p>
      <text:p text:style-name="P3"><text:span text:style-name="Teletype"><text:span text:style-name="T3">En este sentido surge la necesidad de desarrollar innovaciones que sirvan a las comunidades para satisfacer sus necesidades puntuales y mejorar las condiciones de vida de sus habitantes. Esto además, significa poner en práctica el libre pensamiento, desarrollando nuevas ideas que logren liberarnos de las cadenas que, hoy en día, aún nos son impuestas por el capitalismo. </text:span></text:span></text:p>
      <text:p text:style-name="P3"><text:span text:style-name="Teletype"><text:span text:style-name="T3"/></text:span></text:p>
      <text:p text:style-name="P3"><text:span text:style-name="Teletype"><text:span text:style-name="T3">La finalidad de este ensayo es dejar ver, como en cierta forma nos han manipulado, haciéndonos creer que somos incapaces de generar una idea brillante e innovadora y de esa forma garantizar su dominio sobre nosotros, condicionando nuestra forma de pensar sometiéndonos desde el comienzo de nuestras vidas a una ideología capitalista, impregnada de atropellos hacia nuestra libertad de pensamiento. La </text:span></text:span></text:p>
      <text:p text:style-name="P3"><text:span text:style-name="Teletype"><text:span text:style-name="T3">verdadera libertad esta en poder expresar nuestras ideas sin temor a ser señalado; valorar lo nuestro, enaltecer lo alcanzado, desarrollar un ambiente que propicie el surgimiento de ideas nuevas e innovadoras y materializar las mismas con la intención de ir mejorando cada día, </text:span></text:span><text:soft-page-break/><text:span text:style-name="Teletype"><text:span text:style-name="T3">en conclusión este es el único camino hacia la plena soberanía.</text:span></text:span></text:p>
      <text:p text:style-name="P3"><text:span text:style-name="Teletype"><text:span text:style-name="T3"/></text:span></text:p>
      <text:p text:style-name="P2"><text:toc-mark-start text:id="IMark187281668" text:outline-level="2"/><text:span text:style-name="Teletype"><text:span text:style-name="T4">Figura de las mujeres en el movimiento social del Software Libre</text:span></text:span><text:toc-mark-end text:id="IMark187281668"/></text:p>
      <text:p text:style-name="P8"><text:span text:style-name="Teletype"><text:span text:style-name="T6">Clara Jaspe, CC BY-SA 3.0</text:span></text:span></text:p>
      <text:p text:style-name="P3"><text:span text:style-name="Teletype"><text:span text:style-name="T3"/></text:span></text:p>
      <text:p text:style-name="P18"><text:span text:style-name="Teletype"><text:span text:style-name="T6">Es cosa que desconsuela ver como se vuela la Buela con tanta descortesía que es como si en este día le arrancaran una muela... o dos a la policía.</text:span></text:span></text:p>
      <text:p text:style-name="P18"><text:span text:style-name="Teletype"><text:span text:style-name="T3"/></text:span></text:p>
      <text:p text:style-name="P18"><text:span text:style-name="Teletype"><text:span text:style-name="T3">(Poema publicado en un periódico de Argentina a propósito de la fuga exitosa de Juana Rouco Buela, debido a la persecución de anarquistas e inmigrantes del gobierno de Roca; lucho radicalmente por la igualdad de situación de las mujeres, nacida en España, vivió en Argentina desde muy pequeña, fundadora, junto con otras mujeres, del Centro Femenino de Anarquismo en Buenos Aires) </text:span></text:span></text:p>
      <text:p text:style-name="P19"><text:span text:style-name="Teletype"><text:span text:style-name="T6"/></text:span></text:p>
      <text:p text:style-name="P19"><text:span text:style-name="Teletype"><text:span text:style-name="T6">a ella mis lineas y admiración.</text:span></text:span></text:p>
      <text:p text:style-name="P3"><text:span text:style-name="Teletype"><text:span text:style-name="T6"/></text:span></text:p>
      <text:p text:style-name="P3"><text:span text:style-name="Teletype"><text:span text:style-name="T3">Con este pequeño esfuerzo espero contribuir con el objetivo en marcha de la incorporación del tema de la posición y condiciones de la mujer en contextos de debate e implementación de tecnologías libres, también incitar a dar una vuelta total de tuerca a la relación mujer-hombre, con la especificidad de la brecha de genero que existe en el Movimiento de Software Libre a nivel mundial que ha invisivilizado la participación activa de estas mujeres promotoras del Software Libre. Por ello creo necesario que se discuta, se tome conciencia y tod@s nos sensibilizemos ante esta problemática, para pisar fuerte en espacios que han sido vedados.</text:span></text:span></text:p>
      <text:p text:style-name="P3"><text:span text:style-name="Teletype"><text:span text:style-name="T3"/></text:span></text:p>
      <text:p text:style-name="P3"><text:span text:style-name="Teletype"><text:span text:style-name="T3">Existe un desbalance considerable entre la comunidad de Software Libre, en cuanto a la participación de hombres y mujeres. En numerosos sitios web señalan que la participación femenina en el Movimiento de Software Libre no supera el 3%.</text:span></text:span></text:p>
      <text:p text:style-name="P3"><text:span text:style-name="Teletype"><text:span text:style-name="T3"/></text:span></text:p>
      <text:p text:style-name="P3"><text:span text:style-name="Teletype"><text:span text:style-name="T3">Es este paradigma de roles en la sociedad el que atraviesa transversalmente la problemática, por ejemplo, en las carreras técnicas como la computación, la ingeniería mecánica, es frecuente ver mas hombres que mujeres, y lo que es devastador, se ha llegado a normalizar esta situación. Parece que no nos damos cuenta que niñas y niños siguen recibiendo el refuerzo típico del papel que deben </text:span></text:span><text:soft-page-break/><text:span text:style-name="Teletype"><text:span text:style-name="T3">cumplir en la sociedad. A las niñas... muñecas y ollitas y a los varoncitos... carros y herramientas.</text:span></text:span></text:p>
      <text:p text:style-name="P3"><text:span text:style-name="Teletype"><text:span text:style-name="T3"/></text:span></text:p>
      <text:p text:style-name="P3"><text:span text:style-name="Teletype"><text:span text:style-name="T3">Pienso entonces que estos patrones culturales se reproducen al afirmar, a veces de forma ludica, que las mujeres se distraen con frecuencia y que no suelen razonar de manera lógica, [para las herramientas] o el tan común y terrible “sentimiento maternal” [para las muñecas]. También he podido apreciar que las discusiones de la comunidad suelen hacerse por las listas de correo y que la participación en la comunidad es meritocrática, este tipo de condiciones se refleja y afecta la participación de mujeres y hombres.</text:span></text:span></text:p>
      <text:p text:style-name="P3"><text:span text:style-name="Teletype"><text:span text:style-name="T3"/></text:span></text:p>
      <text:p text:style-name="P3"><text:span text:style-name="Teletype"><text:span text:style-name="T3">La mayoría de los aportes de los integrantes de la Comunidad de Software Libre es voluntario. En la actualidad, el tiempo libre de los hombres puede ser mejor invertido que el de las mujeres, puesto que a ellas, después de la jornada laboral, les espera otra en el espacio doméstico, se deja la responsabilidad privada en el núcleo familiar y atiza la competencia entre hombres y mujeres. </text:span></text:span></text:p>
      <text:p text:style-name="P3"><text:span text:style-name="Teletype"><text:span text:style-name="T3"/></text:span></text:p>
      <text:p text:style-name="P3"><text:span text:style-name="Teletype"><text:span text:style-name="T3">Sustentando lo anterior, cabe señalar que miembros hombres de la comunidad tienen familias con hijos y todo, y parejas fuera de este grupo, pero con las chicas ocurre todo lo contrario, es decir, sin hijos, solteras o con pareja de la misma comunidad, no digo que sea una constante que defina a los activistas, solo es una señal que apunta a que son unos los que gozan de tiempo libre mas que otras. </text:span></text:span></text:p>
      <text:p text:style-name="P3"><text:span text:style-name="Teletype"><text:span text:style-name="T3"/></text:span></text:p>
      <text:p text:style-name="P3"><text:span text:style-name="Teletype"><text:span text:style-name="T3">Para trascender esta situación hay que aceptar la existencia de un problema de tod@s, que se involucren tanto mujeres como hombres, ya que al referirme a una problemática de genero, no es una afectación característica de las mujeres, este sera de fácil y pronto alcance si todos los que hacen vida en la Comunidad de Software Libre piensan y desmonten estas conductas que avalan y normalizan las desigualdades relacionadas inmediatamente con el género.</text:span></text:span></text:p>
      <text:p text:style-name="P3"><text:span text:style-name="Teletype"><text:span text:style-name="T3"/></text:span></text:p>
      <text:p text:style-name="P3"><text:span text:style-name="Teletype"><text:span text:style-name="T3">Me parece oportuno hacer mención de una entrevista realizada por Software Libre Chile a Richard Stallman, publicada en http://www.softwarelibre.cl/drupal//?q=node/1080, fundador del Movimiento de Software libre, de la Free Software Foundation y del Proyecto GNU, que con su ética extendió a través del uso de la cc Atribución, Compartir Bajo la misma Licencia de Creative Commons tecnología: “la libertad, democracia, derechos humanos y desarrollo”, </text:span></text:span><text:soft-page-break/><text:span text:style-name="Teletype"><text:span text:style-name="T3">donde se pretende abordar la cuestión de la presencia e intervención de las mujeres en el Movimiento del Software Libre. </text:span></text:span></text:p>
      <text:p text:style-name="P3"><text:span text:style-name="Teletype"><text:span text:style-name="T3"/></text:span></text:p>
      <text:p text:style-name="P3"><text:span text:style-name="Teletype"><text:span text:style-name="T3">He aquí algunos fragmentos que me han llamado atención. (Sé que es una actitud sumamente subjetiva y circunstancial pues he escogido con perspicacia ciertas respuestas del fundador del movimiento, pero solo para evidenciar la brecha de género existente en la comunidad). </text:span></text:span></text:p>
      <text:p text:style-name="P3"><text:span text:style-name="Teletype"><text:span text:style-name="T3"/></text:span></text:p>
      <text:p text:style-name="P20"><text:span text:style-name="Teletype"><text:span text:style-name="T5">S.L.Ch</text:span></text:span><text:span text:style-name="Teletype"><text:span text:style-name="T3">: </text:span></text:span><text:span text:style-name="Teletype"><text:span text:style-name="T6">Hablemos de mujeres y tecnología en general, parece que siempre hemos estado relegadas a un segundo plano. ¿Cuál ha sido tu experiencia trabajando con mujeres? ¿Cómo has sentido tú y como percibes la lucha de las mujeres por sus derechos?</text:span></text:span><text:span text:style-name="Teletype"><text:span text:style-name="T3">.</text:span></text:span></text:p>
      <text:p text:style-name="P20"><text:span text:style-name="Teletype"><text:span text:style-name="T3"/></text:span></text:p>
      <text:p text:style-name="P20"><text:span text:style-name="Teletype"><text:span text:style-name="T5">R.S</text:span></text:span><text:span text:style-name="Teletype"><text:span text:style-name="T3">:</text:span></text:span><text:span text:style-name="Teletype"><text:span text:style-name="T6"> No he trabajado con ninguna mujer en proyectos como programador; no creo que haya ninguna voluntaria trabajando en Emacs o GCC (GNU Compiler Collection) (...)</text:span></text:span><text:span text:style-name="Teletype"><text:span text:style-name="T3">.</text:span></text:span></text:p>
      <text:p text:style-name="P3"><text:span text:style-name="Teletype"><text:span text:style-name="T3"/></text:span></text:p>
      <text:p text:style-name="P3"><text:span text:style-name="Teletype"><text:span text:style-name="T3">Una respuesta precisa y sucinta.</text:span></text:span></text:p>
      <text:p text:style-name="P3"><text:span text:style-name="Teletype"><text:span text:style-name="T3"/></text:span></text:p>
      <text:p text:style-name="P21"><text:span text:style-name="Teletype"><text:span text:style-name="T5">S.L.Ch</text:span></text:span><text:span text:style-name="Teletype"><text:span text:style-name="T3">: </text:span></text:span><text:span text:style-name="Teletype"><text:span text:style-name="T6">¿Qué cantidad mujeres existen como miembros participantes de la Free Software Foundation?.</text:span></text:span></text:p>
      <text:p text:style-name="P21"><text:span text:style-name="Teletype"><text:span text:style-name="T3"/></text:span></text:p>
      <text:p text:style-name="P21"><text:span text:style-name="Teletype"><text:span text:style-name="T5">R.S</text:span></text:span><text:span text:style-name="Teletype"><text:span text:style-name="T3">: </text:span></text:span><text:span text:style-name="Teletype"><text:span text:style-name="T6">Todos son hombres en el consejo FSF. Los fundadores de la FSF eran todos hombres. Esto refleja el factor de que el terreno de la programación y de la comunidad del software libre es mayoritariamente masculino.</text:span></text:span></text:p>
      <text:p text:style-name="P3"><text:span text:style-name="Teletype"><text:span text:style-name="T3"/></text:span></text:p>
      <text:p text:style-name="P3"><text:span text:style-name="Teletype"><text:span text:style-name="T3"/></text:span></text:p>
      <text:p text:style-name="P3"><text:span text:style-name="Teletype"><text:span text:style-name="T3"/></text:span></text:p>
      <text:p text:style-name="P3"><text:span text:style-name="Teletype"><text:span text:style-name="T3">Aquí, creo necesario observar el fenómeno y con ojo antropológico, generalmente problematizador, admitir el arraigo de un concepto erróneo del asunto avalado por paradigmas socio-culturales. Para la mayoría de los [hombres] que hacen vida en el Movimiento de Software Libre, la falta de féminas en la comunidad y más en los foros de Software Libre es porque “las mujeres” no intervienen. Con esto, entiendo entonces que como el Movimiento es incluyente, ya que no existen muros formales de incorporación, responsabiliza inmediatamente al otro sexo de no integrarse y hacerse escuchar. </text:span></text:span></text:p>
      <text:p text:style-name="P3"><text:span text:style-name="Teletype"><text:span text:style-name="T3"/></text:span></text:p>
      <text:p text:style-name="P3"><text:span text:style-name="Teletype"><text:span text:style-name="T5">S.L.Ch</text:span></text:span><text:span text:style-name="Teletype"><text:span text:style-name="T3">: </text:span></text:span><text:span text:style-name="Teletype"><text:span text:style-name="T6">¿Qué te parece la existencia de grupos específicos de chicas por ejemplo de Debian Women o Ubuntu women?.</text:span></text:span></text:p>
      <text:p text:style-name="P3"><text:span text:style-name="Teletype"><text:span text:style-name="T3"/></text:span></text:p>
      <text:p text:style-name="P3"><text:soft-page-break/><text:span text:style-name="Teletype"><text:span text:style-name="T5">R.S</text:span></text:span><text:span text:style-name="Teletype"><text:span text:style-name="T3">: </text:span></text:span><text:span text:style-name="Teletype"><text:span text:style-name="T6">Perdón, no sé nada de esos grupos. Lo que sé sobre Debian y Ubuntu es que ambos distribuyen software no libre (non-free software).</text:span></text:span></text:p>
      <text:p text:style-name="P3"><text:span text:style-name="Teletype"><text:span text:style-name="T3"/></text:span></text:p>
      <text:p text:style-name="P3"><text:span text:style-name="Teletype"><text:span text:style-name="T3">El grupo Debian Women se instaura en 2004. Lo especial de Debian es que son l@s propios integrantes de la comunidad de Software Libre l@s que desarrollan y van haciendo crecer el proyecto. Existen muchos desarrolladores pero muy pocas desarrolladoras, entre ellas esta Amaya Rodrigo en España. Justamente con Debian Women se pretende aumentar el número de desarrolladoras dentro del proyecto Debian o Ubuntu Women que fue iniciativa, en el año 2006, de Elisabeth Rodriguez y existen mas, Fedora Women grupo creado en Julio del 2006, Apache Women, Gnome Women, LinuxChics, Projecto Software Livre Mulheres de Brazil y KDE-Women, que inicio actividades en el 2000, siendo el primer grupo entre la comunidad de Software Libre impulsado por el trabajo de mujeres.</text:span></text:span></text:p>
      <text:p text:style-name="P3"><text:span text:style-name="Teletype"><text:span text:style-name="T3"/></text:span></text:p>
      <text:p text:style-name="P3"><text:span text:style-name="Teletype"><text:span text:style-name="T3">Existe un sitio en la red que potencia y visibiliza la presencia de mujeres impulsoras del Movimiento de Software Libre en distintas partes del mundo, listas de correo electrónico de Software Libre, grupos y redes y mujeres hackers, una cantidad de nombres desconocidos (detrás de los cuales hay mujeres y, espero, hombres trabajando por la libertad del software), hasta por los [hombres] mas </text:span></text:span></text:p>
      <text:p text:style-name="P3"><text:span text:style-name="Teletype"><text:span text:style-name="T3">comprometidos con el desarrollo, transformación y difusión del Software Libre.</text:span></text:span></text:p>
      <text:p text:style-name="P3"><text:span text:style-name="Teletype"><text:span text:style-name="T3"/></text:span></text:p>
      <text:p text:style-name="P3"><text:span text:style-name="Teletype"><text:span text:style-name="T5">S.L.Ch</text:span></text:span><text:span text:style-name="Teletype"><text:span text:style-name="T3">: ¿Y qué mujeres relevantes mencionarías en la Free Software Foundation Europa? ¿ y en el proyecto GNU?.</text:span></text:span></text:p>
      <text:p text:style-name="P3"><text:span text:style-name="Teletype"><text:span text:style-name="T3"/></text:span></text:p>
      <text:p text:style-name="P3"><text:span text:style-name="Teletype"><text:span text:style-name="T5">R.S</text:span></text:span><text:span text:style-name="Teletype"><text:span text:style-name="T3">: No sé si hay alguna mujer involucrada en la Free Software Foundation de Europa, pero hay una en la organización entre los directores de la Free Software Foundation de Latino América1 (...) </text:span></text:span></text:p>
      <text:p text:style-name="P3"><text:span text:style-name="Teletype"><text:span text:style-name="T3">En 2009 en la FSFE fue electa como vicepresidenta Fernanda G. Waiden [una mujer].</text:span></text:span></text:p>
      <text:p text:style-name="P3"><text:span text:style-name="Teletype"><text:span text:style-name="T3"/></text:span></text:p>
      <text:p text:style-name="P3"><text:span text:style-name="Teletype"><text:span text:style-name="T3">1 Fernanda “Nanda” G. Weiden es una administradora de sistemas y perteneció al </text:span></text:span></text:p>
      <text:p text:style-name="P3"><text:span text:style-name="Teletype"><text:span text:style-name="T3">Consejo de la Fundación de Software Libre América Latina. Participante en el Proyecto </text:span></text:span></text:p>
      <text:p text:style-name="P3"><text:span text:style-name="Teletype"><text:span text:style-name="T3">Debian Women y es organizadora del Forum Internacional del Software Libre en Brasil. </text:span></text:span></text:p>
      <text:p text:style-name="P3"><text:span text:style-name="Teletype"><text:span text:style-name="T3">Fernanda G. Waiden fue electa vicepresidenta de la Free Software </text:span></text:span><text:soft-page-break/><text:span text:style-name="Teletype"><text:span text:style-name="T3">Foundation Europa en </text:span></text:span></text:p>
      <text:p text:style-name="P3"><text:span text:style-name="Teletype"><text:span text:style-name="T3">junio de 2009 (http://en.wikipedia.org/wiki/Fernanda G. Weiden).</text:span></text:span></text:p>
      <text:p text:style-name="P3"><text:span text:style-name="Teletype"><text:span text:style-name="T3"/></text:span></text:p>
      <text:p text:style-name="P3"><text:span text:style-name="Teletype"><text:span text:style-name="T3"/></text:span></text:p>
      <text:p text:style-name="P3"><text:span text:style-name="Teletype"><text:span text:style-name="T3"><text:s/></text:span></text:span></text:p>
      <text:p text:style-name="P3"><text:span text:style-name="Teletype"><text:span text:style-name="T3">(...)Está claro que los mantenedores, los responsables, son casi todos hombres. Este no es un dato que muestre preferencias por nuestra parte, sino porque los voluntarios para estos trabajos suelen ser hombres. </text:span></text:span></text:p>
      <text:p text:style-name="P3"><text:span text:style-name="Teletype"><text:span text:style-name="T3"/></text:span></text:p>
      <text:p text:style-name="P3"><text:span text:style-name="Teletype"><text:span text:style-name="T3">En este momento nos encontramos con, el devastador tema, la división social del trabajo que parece presentarse en todas las situaciones de la dinámica social. Si esto es como parece, las mujeres en Software Libre son las encargadas de mandar a hacer los recordatorios y agendas de los equipos, atender los stands y llevar el micrófono a los panelistas. Un activista del Movimiento de Software libre me comento que es difícil hallar mujeres desarrollando documentación, hackeando, o promoviendo estrategias para el uso y distribución de software libre. Pero sé que hay muchas chicas que lo están haciendo, como las del grupo L-accesible-Proyecto “Un mundo Accesible”. </text:span></text:span></text:p>
      <text:p text:style-name="P3"><text:span text:style-name="Teletype"><text:span text:style-name="T3"/></text:span></text:p>
      <text:p text:style-name="P3"><text:span text:style-name="Teletype"><text:span text:style-name="T3">Hay en todo el mundo muchísimas mas mujeres impulsando la consolidación y uso del Software Libre, algunas imbuidas en la reflexión de las problemáticas de género y otras no, pero en todo caso debemos saber que están ahí. </text:span></text:span></text:p>
      <text:p text:style-name="P3"><text:span text:style-name="Teletype"><text:span text:style-name="T3"/></text:span></text:p>
      <text:p text:style-name="P3"><text:span text:style-name="Teletype"><text:span text:style-name="T3">Creo necesario que al hablar de movimientos sociales debemos identificar a cada un@ de sus integrantes para que no se piense a la “masa” como solo un tumulto de gente que hace bulla, debemos identificar a cada integrante que aporta conocimientos individuales pero que colectivamente se encaminan al beneficio de tod@s. </text:span></text:span></text:p>
      <text:p text:style-name="P3"><text:span text:style-name="Teletype"><text:span text:style-name="T3"><text:s/></text:span></text:span></text:p>
      <text:p text:style-name="P2"><text:toc-mark-start text:id="IMark193429732" text:outline-level="2"/><text:span text:style-name="Teletype"><text:span text:style-name="T4">La Rebelión de los Perros</text:span></text:span><text:toc-mark-end text:id="IMark193429732"/><text:span text:style-name="Teletype"><text:span text:style-name="T3"> </text:span></text:span></text:p>
      <text:p text:style-name="P2"><text:span text:style-name="Teletype"><text:span text:style-name="T6">por Stephenson Prieto, CC BY-SA 3.0</text:span></text:span></text:p>
      <text:p text:style-name="P3"/>
      <text:p text:style-name="P2"><text:span text:style-name="Teletype"><text:span text:style-name="T5">Parte 1</text:span></text:span></text:p>
      <text:p text:style-name="P2"><text:span text:style-name="Teletype"><text:span text:style-name="T3">La Revelación</text:span></text:span></text:p>
      <text:p text:style-name="P2"><text:span text:style-name="Teletype"><text:span text:style-name="T3"/></text:span></text:p>
      <text:p text:style-name="P3"><text:span text:style-name="Teletype"><text:span text:style-name="T3">¿Qué pasaría si un día los perros tomaran conciencia?... ¿estarían a gusto con su condición?. Invito al lector a que imaginemos que en un apartado rincón de este mundo, exista un perro al que llamaremos “Marco” y que por algún extraño designio del destino, este perro </text:span></text:span><text:soft-page-break/><text:span text:style-name="Teletype"><text:span text:style-name="T3">simplemente tomara conciencia. No elucubraremos aquí sobre las causas científico-genéticas que lleven a que este animal tome conciencia, no sabemos cómo pasó, sólo diremos que pasó. Marco, que sería un perro un poco ya anciano, se comunicaría con otros perros, y les transmitiría que ha tenido una revelación. Marco habría mirado a su alrededor, y se habría dado cuenta de que el mundo tiene un “orden”, y en ese orden ellos son “animales” y los seres humanos son “los amos”. En ese momento las heréticas palabras de Marco no son tan comprensibles para el resto de los perros, que creen estar a gusto con su condición y por como son las cosas. Todas las noches, todos los perros de la cuadra se reúnen para escuchar a Marco, aunque no comparten sus ideas, lo respetan. Marco tendría esa revelación, y se dedicaría a examinar las injusticias y la formas en que su raza habría sido dominada, entonces Marco dedicaría sus últimos años a intentar algo insólito hasta entonces: Escribir. Sería así como escribiría el primer “Códice Canino”. El Códice Canino sólo contendría diez páginas, pero en ella estarían resumidas toda la sabiduría de Marco y su revelación. Con este simple libro Marco habría logrado un grandioso hito sin saberlo... habría comenzado realmente para todos los perros “su” historia. Poco tiempo después, Marco moriría sería lanzado “como un perro” en uno de los basureros </text:span></text:span></text:p>
      <text:p text:style-name="P3"><text:span text:style-name="Teletype"><text:span text:style-name="T3">cercanos.</text:span></text:span></text:p>
      <text:p text:style-name="P3"><text:span text:style-name="Teletype"><text:span text:style-name="T3"/></text:span></text:p>
      <text:p text:style-name="P2"><text:span text:style-name="Teletype"><text:span text:style-name="T5">Parte 2</text:span></text:span></text:p>
      <text:p text:style-name="P2"><text:span text:style-name="Teletype"><text:span text:style-name="T5">El Orden</text:span></text:span></text:p>
      <text:p text:style-name="P3"><text:span text:style-name="Teletype"><text:span text:style-name="T3"/></text:span></text:p>
      <text:p text:style-name="P3"><text:span text:style-name="Teletype"><text:span text:style-name="T3">Los seres humanos son los “amos”. Tienen estudios que prueban que son los seres mas inteligentes del planeta y además poseen libros que señalan textualmente que son los “amos” por designio divino, son el centro de la creación. Los humanos no sólo tienen el cerebro mas desarrollado que todos los demás animales, sino que también son los únicos seres del planeta que tienen el privilegio de tener (siempre según ellos) algo llamado “alma”</text:span></text:span></text:p>
      <text:p text:style-name="P3"><text:span text:style-name="Teletype"><text:span text:style-name="T3"/></text:span></text:p>
      <text:p text:style-name="P3"><text:span text:style-name="Teletype"><text:span text:style-name="T3">Por lo tanto el resto de los animales están en el planeta para servir a estos reyes de la creación. Los perros, originalmente eran animales silvestres, pero en un proceso de miles de años fueron “domesticados”. Esta domesticación le quitó al perro su esencia de libertad y los convirtió en lo que son hoy en día.</text:span></text:span></text:p>
      <text:p text:style-name="P3"><text:span text:style-name="Teletype"><text:span text:style-name="T3"/></text:span></text:p>
      <text:p text:style-name="P3"><text:span text:style-name="Teletype"><text:span text:style-name="T3">Un perro puede vivir en las afueras de la casa, dormir a la intemperie, alimentarse con los restos de comida de la familia, </text:span></text:span><text:soft-page-break/><text:span text:style-name="Teletype"><text:span text:style-name="T3">recibir castigos si no hace lo que se espera, aparearse con la pareja que le pongan, no ver nunca a sus críos que probablemente serán vendidos o regalados... sin embargo este animal será fiel a su amo. ¿por qué?... son los maravillosos resultados de la domesticación.</text:span></text:span></text:p>
      <text:p text:style-name="P3"><text:span text:style-name="Teletype"><text:span text:style-name="T3"/></text:span></text:p>
      <text:p text:style-name="P2"><text:span text:style-name="Teletype"><text:span text:style-name="T5">Parte 3</text:span></text:span></text:p>
      <text:p text:style-name="P2"><text:span text:style-name="Teletype"><text:span text:style-name="T5">El Códice Canino</text:span></text:span></text:p>
      <text:p text:style-name="P3"><text:span text:style-name="Teletype"><text:span text:style-name="T3"/></text:span></text:p>
      <text:p text:style-name="P3"><text:span text:style-name="Teletype"><text:span text:style-name="T3">Un perro llamado Roque se pasea por su vecindario, a pesar de su condición de perro, le ha tocado una vida relativamente fácil, ya que tiene una familia humana que lo cuida y lo alimenta. Sin embargo Roque siempre ha sentido que “algo no está bien”. El de verdad quiere a la familia que lo cuida y percibe que el sentimiento es recíproco, pero algo lo atormenta: el hecho de que no puede comer con ellos en la misma mesa. </text:span></text:span></text:p>
      <text:p text:style-name="P3"><text:span text:style-name="Teletype"><text:span text:style-name="T3"/></text:span></text:p>
      <text:p text:style-name="P3"><text:span text:style-name="Teletype"><text:span text:style-name="T3">Roque ha escuchado que por generaciones los demás perros se han sentido a gusto con su condición, y mas que a gusto, se sienten orgullosos, ya que tienen un sitial que no tiene otro animal, son: “el mejor amigo del hombre”. </text:span></text:span></text:p>
      <text:p text:style-name="P3"><text:span text:style-name="Teletype"><text:span text:style-name="T3"/></text:span></text:p>
      <text:p text:style-name="P3"><text:span text:style-name="Teletype"><text:span text:style-name="T3">En sus tertulias con otros perros, Roque de vez en cuando deja colar sus inquietudes, al preguntarse “por qué no somos iguales”. El resto de los perros ven esa idea absurda, pero un día un perro lo escucha con atención, un perro ya viejo que le dice que esas ideas las ha escuchado antes, y le regala un libro, el único tomo existente del Códice Canino. </text:span></text:span></text:p>
      <text:p text:style-name="P3"><text:span text:style-name="Teletype"><text:span text:style-name="T3"/></text:span></text:p>
      <text:p text:style-name="P3"><text:span text:style-name="Teletype"><text:span text:style-name="T3">Durante meses Roque lee y relee las hojas del libro escrito alguna vez por Marco, de quien casi nadie recuerda haber oído, pero las letras es uno de los caminos a la inmortalidad de las ideas. </text:span></text:span></text:p>
      <text:p text:style-name="P3"><text:span text:style-name="Teletype"><text:span text:style-name="T3"/></text:span></text:p>
      <text:p text:style-name="P3"><text:span text:style-name="Teletype"><text:span text:style-name="T3">Luego de leer y analizar, ya Roque no es el mismo, ahora lo ve todo mas claro, lo que antes era un pequeño germen que mordisqueaba su conciencia, ahora es un idea instalada en su ser que no lo deja pensar en otra cosa. Mira a su alrededor y no ve mas que injusticia, y se da cuenta de que no es libre, ningún perro lo es. </text:span></text:span></text:p>
      <text:p text:style-name="P3"><text:span text:style-name="Teletype"><text:span text:style-name="T3"/></text:span></text:p>
      <text:p text:style-name="P2"><text:span text:style-name="Teletype"><text:span text:style-name="T5">Parte 4</text:span></text:span></text:p>
      <text:p text:style-name="P2"><text:span text:style-name="Teletype"><text:span text:style-name="T5">La Rebelión</text:span></text:span></text:p>
      <text:p text:style-name="P3"><text:span text:style-name="Teletype"><text:span text:style-name="T3"/></text:span></text:p>
      <text:p text:style-name="P3"><text:span text:style-name="Teletype"><text:span text:style-name="T3">Roque logró contactar a mas perros que pronto quedaron cautivados con </text:span></text:span><text:soft-page-break/><text:span text:style-name="Teletype"><text:span text:style-name="T3">los ideales de libertad, y de manera espontánea surgieron manifestaciones de perros en todos lados.</text:span></text:span></text:p>
      <text:p text:style-name="P3"><text:span text:style-name="Teletype"><text:span text:style-name="T3"/></text:span></text:p>
      <text:p text:style-name="P3"><text:span text:style-name="Teletype"><text:span text:style-name="T3">Hubo una iniciativa liderada por un perro llamado “cimarrón”, él instó a muchos perros a que escaparan de sus amos, para vivir libremente en el bosque, en ese lugar los perros eran libres por vez primera en muchas centurias. Aunque para la ley humana no eran mas que una prófuga jauría. </text:span></text:span></text:p>
      <text:p text:style-name="P3"><text:span text:style-name="Teletype"><text:span text:style-name="T3"/></text:span></text:p>
      <text:p text:style-name="P3"><text:span text:style-name="Teletype"><text:span text:style-name="T3">La rebelión estalló, de manera encarnizada. Era una guerra en las calles de las ciudades, en los pueblos, en los campos, en todos lados. Los perros reclamaban el derecho a la igualdad... y los humanos simplemente creían que los perros ni siquiera tenían derechos.</text:span></text:span></text:p>
      <text:p text:style-name="P3"><text:span text:style-name="Teletype"><text:span text:style-name="T3"/></text:span></text:p>
      <text:p text:style-name="P3"><text:span text:style-name="Teletype"><text:span text:style-name="T3">Como en toda guerra hubo excesos y mortandad de parte y parte. Aunque los cuerpos de los perros se contaban por miles en las calles, de vez en cuando los perros lograban victorias a fuerza de letales mordidas a víctimas humanas.</text:span></text:span></text:p>
      <text:p text:style-name="P3"><text:span text:style-name="Teletype"><text:span text:style-name="T3"/></text:span></text:p>
      <text:p text:style-name="P3"><text:span text:style-name="Teletype"><text:span text:style-name="T3">Pero algo asombroso sucedía, no todos los perros estaban del mismo bando, ya que una gran población de los perros apoyaban a los humanos, debido a que sentían que les debían mucho a sus amos, y que las cosas estaban muy bien como eran. </text:span></text:span></text:p>
      <text:p text:style-name="P3"><text:span text:style-name="Teletype"><text:span text:style-name="T3"/></text:span></text:p>
      <text:p text:style-name="P2"><text:span text:style-name="Teletype"><text:span text:style-name="T5">Parte 5</text:span></text:span></text:p>
      <text:p text:style-name="P2"><text:span text:style-name="Teletype"><text:span text:style-name="T5">El Fin de la Guerra</text:span></text:span></text:p>
      <text:p text:style-name="P3"><text:span text:style-name="Teletype"><text:span text:style-name="T3"/></text:span></text:p>
      <text:p text:style-name="P3"><text:span text:style-name="Teletype"><text:span text:style-name="T3">Los humanos estaban cansados de tanta lucha innecesaria, y decidieron ceder y reconocer el derecho de los perros a existir. </text:span></text:span></text:p>
      <text:p text:style-name="P3"><text:span text:style-name="Teletype"><text:span text:style-name="T3"/></text:span></text:p>
      <text:p text:style-name="P3"><text:span text:style-name="Teletype"><text:span text:style-name="T3">En una mesa de negociación, los dirigentes de los perros se sentaron con lideres de los humanos para negociar los términos de convivencia. </text:span></text:span></text:p>
      <text:p text:style-name="P3"><text:span text:style-name="Teletype"><text:span text:style-name="T3"/></text:span></text:p>
      <text:p text:style-name="P3"><text:span text:style-name="Teletype"><text:span text:style-name="T3">Entre la cláusula mas importante estaban que un perro ya no podría ser propiedad de un humano. </text:span></text:span></text:p>
      <text:p text:style-name="P3"><text:span text:style-name="Teletype"><text:span text:style-name="T3"/></text:span></text:p>
      <text:p text:style-name="P3"><text:span text:style-name="Teletype"><text:span text:style-name="T3">Esto fue celebrado por los perros de todo el mundo, finalmente sentían que habían ganado. Hasta la iglesia católica, antes de la de las negociaciones, había aceptado que los perros tenían alma, y muchos de ellos fueron bautizados en ritos sanmartinianos. </text:span></text:span></text:p>
      <text:p text:style-name="P3"><text:span text:style-name="Teletype"><text:span text:style-name="T3"/></text:span></text:p>
      <text:p text:style-name="P2"><text:soft-page-break/><text:span text:style-name="Teletype"><text:span text:style-name="T5">Parte 6</text:span></text:span></text:p>
      <text:p text:style-name="P2"><text:span text:style-name="Teletype"><text:span text:style-name="T5">La Realidad</text:span></text:span></text:p>
      <text:p text:style-name="P3"><text:span text:style-name="Teletype"><text:span text:style-name="T3"/></text:span></text:p>
      <text:p text:style-name="P3"><text:span text:style-name="Teletype"><text:span text:style-name="T3">Años después de la “victoria” un viejo Roque sería testigo de la miseria en que vivían los </text:span></text:span></text:p>
      <text:p text:style-name="P3"><text:span text:style-name="Teletype"><text:span text:style-name="T3">perros. Ningún perro sería dueño de una casa decente, pocos perros podrían mantener una </text:span></text:span></text:p>
      <text:p text:style-name="P3"><text:span text:style-name="Teletype"><text:span text:style-name="T3">familia, la mayoría no tendría acceso a la educación o la salud, y casi todos comerían peor y </text:span></text:span></text:p>
      <text:p text:style-name="P3"><text:span text:style-name="Teletype"><text:span text:style-name="T3">vivirían en una especie de guetos al margen de las ciudades. </text:span></text:span></text:p>
      <text:p text:style-name="P3"><text:span text:style-name="Teletype"><text:span text:style-name="T3"/></text:span></text:p>
      <text:p text:style-name="P3"><text:span text:style-name="Teletype"><text:span text:style-name="T3">En el ejemplo que daría un empresario humano resumiría la realidad que se viviría: </text:span></text:span></text:p>
      <text:p text:style-name="P3"><text:span text:style-name="Teletype"><text:span text:style-name="T3">“Los perros por generaciones dependieron de nosotros (los humanos), y muchos lo único </text:span></text:span></text:p>
      <text:p text:style-name="P3"><text:span text:style-name="Teletype"><text:span text:style-name="T3">que sabían hacer era cuidar las casas, a cambio de esto su amo tenía que cuidarlos y </text:span></text:span></text:p>
      <text:p text:style-name="P3"><text:span text:style-name="Teletype"><text:span text:style-name="T3">alimentarlos el resto de su vida, atenderlos cuando se enfermaban, y hasta en ocasiones ver </text:span></text:span></text:p>
      <text:p text:style-name="P3"><text:span text:style-name="Teletype"><text:span text:style-name="T3">de sus crías. Hoy en día podemos contratar a un perro para cuidar la misma casa por las </text:span></text:span></text:p>
      <text:p text:style-name="P3"><text:span text:style-name="Teletype"><text:span text:style-name="T3">noches y se le paga lo mínimo por la labor realizada... hace lo mismo que hacía antes, pero </text:span></text:span></text:p>
      <text:p text:style-name="P3"><text:span text:style-name="Teletype"><text:span text:style-name="T3">ya no tenemos la carga de criarlos, darles hogar, comida, ni mas nada. No contratamos ni a </text:span></text:span></text:p>
      <text:p text:style-name="P3"><text:span text:style-name="Teletype"><text:span text:style-name="T3">los chicos, ni a los viejos, no nos importan donde viven, ni cómo se las arreglan, sólo </text:span></text:span></text:p>
      <text:p text:style-name="P3"><text:span text:style-name="Teletype"><text:span text:style-name="T3">sabemos que durante esas ocho horas nosotros somos sus amos... y al que no le guste, hay </text:span></text:span></text:p>
      <text:p text:style-name="P3"><text:span text:style-name="Teletype"><text:span text:style-name="T3">miles de perros que matarían por ese trabajo.” </text:span></text:span></text:p>
      <text:p text:style-name="P3"><text:span text:style-name="Teletype"><text:span text:style-name="T3"/></text:span></text:p>
      <text:p text:style-name="P3"><text:span text:style-name="Teletype"><text:span text:style-name="T3">Un perro se le acercaría a un decepcionado Roque para decirle que debieron haber acabado </text:span></text:span></text:p>
      <text:p text:style-name="P3"><text:span text:style-name="Teletype"><text:span text:style-name="T3">con los humanos cuando podían. </text:span></text:span></text:p>
      <text:p text:style-name="P3"><text:span text:style-name="Teletype"><text:span text:style-name="T3">Roque miraría a su alrededor, sabiendo que no habían conseguido la libertad, y balbucearía </text:span></text:span></text:p>
      <text:p text:style-name="P3"><text:span text:style-name="Teletype"><text:span text:style-name="T3">algo como: </text:span></text:span></text:p>
      <text:p text:style-name="P3"><text:span text:style-name="Teletype"><text:span text:style-name="T3">– </text:span></text:span></text:p>
      <text:p text:style-name="P3"><text:span text:style-name="Teletype"><text:span text:style-name="T3">El problema no eran los humanos, el problema era el Sistema. </text:span></text:span></text:p>
      <text:p text:style-name="P3"><text:span text:style-name="Teletype"><text:span text:style-name="T3">Epílogo </text:span></text:span></text:p>
      <text:p text:style-name="P3"><text:span text:style-name="Teletype"><text:span text:style-name="T3">Amigo lector, no importa si eres campesino, oficinista, programador, maestro, </text:span></text:span></text:p>
      <text:p text:style-name="P3"><text:soft-page-break/><text:span text:style-name="Teletype"><text:span text:style-name="T3">ingeniero o doctor. No importa en donde vivas, ni la religión que profeses. Lo mas </text:span></text:span></text:p>
      <text:p text:style-name="P3"><text:span text:style-name="Teletype"><text:span text:style-name="T3">probable es que no vivas en libertad y (peor aún) nunca la hayas conocido, </text:span></text:span></text:p>
      <text:p text:style-name="P3"><text:span text:style-name="Teletype"><text:span text:style-name="T3">porque vives en un sistema que te esclaviza y lo peor es que contribuyes pasiva o </text:span></text:span></text:p>
      <text:p text:style-name="P3"><text:span text:style-name="Teletype"><text:span text:style-name="T3">activamente para que esto continúe así. </text:span></text:span></text:p>
      <text:p text:style-name="P3"><text:span text:style-name="Teletype"><text:span text:style-name="T3">No te engañes... tú sabes quien eres, no eres un amo... dentro de ti sabes la </text:span></text:span></text:p>
      <text:p text:style-name="P3"><text:span text:style-name="Teletype"><text:span text:style-name="T3">respuesta: </text:span></text:span></text:p>
      <text:p text:style-name="P3"><text:span text:style-name="Teletype"><text:span text:style-name="T3">¡Tú eres un perro! </text:span></text:span></text:p>
      <text:p text:style-name="P3"><text:span text:style-name="Teletype"><text:span text:style-name="T3"/></text:span></text:p>
      <text:p text:style-name="P2"><text:toc-mark text:string-value="La revolución en el negocio de la música y las tecnologías libres como alternativa" text:outline-level="2"/><text:span text:style-name="Teletype"><text:span text:style-name="T4">La revolución en el negocio de la música y las tecnologías libres como alternativa</text:span></text:span></text:p>
      <text:p text:style-name="P2"><text:span text:style-name="Teletype"><text:span text:style-name="T6">Félix León</text:span></text:span></text:p>
      <text:p text:style-name="P4"><text:span text:style-name="Teletype"><text:span text:style-name="T5"/></text:span></text:p>
      <text:p text:style-name="P3"><text:span text:style-name="Teletype"><text:span text:style-name="T3">En un mundo en donde las tecnologías están revolucionando y las computadoras forman parte esencial en nuestras vidas a tal punto que </text:span></text:span></text:p>
      <text:p text:style-name="P3"><text:span text:style-name="Teletype"><text:span text:style-name="T3">andamos pegados todo el día frente a una pantalla o con un audífono metido </text:span></text:span></text:p>
      <text:p text:style-name="P3"><text:span text:style-name="Teletype"><text:span text:style-name="T3">en la oreja ya sea del teléfono, reproductor mp3, mp4, ipod o todas las </text:span></text:span></text:p>
      <text:p text:style-name="P3"><text:span text:style-name="Teletype"><text:span text:style-name="T3">anteriores; las formas básicas y esenciales en el negocio de la música tienen </text:span></text:span></text:p>
      <text:p text:style-name="P3"><text:span text:style-name="Teletype"><text:span text:style-name="T3">que cambiar. </text:span></text:span></text:p>
      <text:p text:style-name="P3"><text:span text:style-name="Teletype"><text:span text:style-name="T3">Recuerdo en aquellos días cuando la Internet era solo el privilegio de </text:span></text:span></text:p>
      <text:p text:style-name="P3"><text:span text:style-name="Teletype"><text:span text:style-name="T3">pocos; no podíamos imaginar tan siquiera escuchar música en nuestra PC; para </text:span></text:span></text:p>
      <text:p text:style-name="P3"><text:span text:style-name="Teletype"><text:span text:style-name="T3">eso estaban los “equipos de sonido” que cada vez eran más potentes y </text:span></text:span></text:p>
      <text:p text:style-name="P3"><text:span text:style-name="Teletype"><text:span text:style-name="T3">costosos. Tenían distintas características según las posibilidades de nuestros </text:span></text:span></text:p>
      <text:p text:style-name="P3"><text:span text:style-name="Teletype"><text:span text:style-name="T3">bolsillos. Algunos tenían incorporados un “plato” para escuchar los añejos LP’s, </text:span></text:span></text:p>
      <text:p text:style-name="P3"><text:span text:style-name="Teletype"><text:span text:style-name="T3">un sintonizador de FM y AM en donde perfectamente podían escuchar nuestras </text:span></text:span></text:p>
      <text:p text:style-name="P3"><text:span text:style-name="Teletype"><text:span text:style-name="T3">madres la novela mientras terminaban de preparar el almuerzo. Un par de </text:span></text:span></text:p>
      <text:p text:style-name="P3"><text:span text:style-name="Teletype"><text:span text:style-name="T3">depósitos reproductores de “CASSETTE” que eran una maravilla. </text:span></text:span></text:p>
      <text:p text:style-name="P3"><text:span text:style-name="Teletype"><text:span text:style-name="T3">Los equipos más lujosos y modernos sustituían el enorme “plato” por una </text:span></text:span></text:p>
      <text:p text:style-name="P3"><text:span text:style-name="Teletype"><text:span text:style-name="T3">gaveta para reproducir los revolucionarios CD’s. La única manera que </text:span></text:span><text:soft-page-break/><text:span text:style-name="Teletype"><text:span text:style-name="T3">teníamos </text:span></text:span></text:p>
      <text:p text:style-name="P3"><text:span text:style-name="Teletype"><text:span text:style-name="T3">entonces de copiar, piratear o inmortalizar esos antiguos LP’s o los novedosos </text:span></text:span></text:p>
      <text:p text:style-name="P3"><text:span text:style-name="Teletype"><text:span text:style-name="T3">CD’s era grabándolos en un CASSETTE, íntegros en sus lados “A” y “B” solo se </text:span></text:span></text:p>
      <text:p text:style-name="P3"><text:span text:style-name="Teletype"><text:span text:style-name="T3">desgastaban con el uso y nunca se rayaban o les entraba algún virus que </text:span></text:span></text:p>
      <text:p text:style-name="P3"><text:span text:style-name="Teletype"><text:span text:style-name="T3">acabara con todo. Si la casetera se los comía con un poco de cinta adhesiva se </text:span></text:span></text:p>
      <text:p text:style-name="P3"><text:span text:style-name="Teletype"><text:span text:style-name="T3">arreglaba todo. </text:span></text:span></text:p>
      <text:p text:style-name="P3"><text:span text:style-name="Teletype"><text:span text:style-name="T3">Podíamos conseguir en las calles del comercio los éxitos mas sonados </text:span></text:span></text:p>
      <text:p text:style-name="P3"><text:span text:style-name="Teletype"><text:span text:style-name="T3">grabados en una “cinta” de esas y copiarlas cuantas veces quisiéramos para </text:span></text:span></text:p>
      <text:p text:style-name="P3"><text:span text:style-name="Teletype"><text:span text:style-name="T3">regalarle una a nuestra novia o amigos sin ningún tipo de problemas, porque </text:span></text:span></text:p>
      <text:p text:style-name="P3"><text:span text:style-name="Teletype"><text:span text:style-name="T3">regalar un CD era como para un regalo de matrimonio. </text:span></text:span></text:p>
      <text:p text:style-name="P3"><text:span text:style-name="Teletype"><text:span text:style-name="T3">También en esos días los artistas luchaban para poder sonar sus demos </text:span></text:span></text:p>
      <text:p text:style-name="P3"><text:span text:style-name="Teletype"><text:span text:style-name="T3">en una estación de radio porque en ese entonces era la única forma de poder </text:span></text:span></text:p>
      <text:p text:style-name="P3"><text:span text:style-name="Teletype"><text:span text:style-name="T3">vender su arte, de darse a conocer. Claro, esto ha sido y es así siempre; los que </text:span></text:span></text:p>
      <text:p text:style-name="P3"><text:span text:style-name="Teletype"><text:span text:style-name="T3">tienen grandes contratos discográficos serian los privilegiados por este negocio </text:span></text:span></text:p>
      <text:p text:style-name="P3"><text:span text:style-name="Teletype"><text:span text:style-name="T3">dejando casi nulos a los artistas emergentes con talento enorme pero nada </text:span></text:span></text:p>
      <text:p text:style-name="P3"><text:span text:style-name="Teletype"><text:span text:style-name="T3">comercial. </text:span></text:span></text:p>
      <text:p text:style-name="P3"><text:span text:style-name="Teletype"><text:span text:style-name="T3">Mientras los artistas se peleaban por dar a conocer su música y los </text:span></text:span></text:p>
      <text:p text:style-name="P3"><text:span text:style-name="Teletype"><text:span text:style-name="T3">dueños de las discografías se hacían ricos explotando a los músicos y </text:span></text:span></text:p>
      <text:p text:style-name="P3"><text:span text:style-name="Teletype"><text:span text:style-name="T3">obligando a las personas a que compraran sus discos, asistir a los conciertos y </text:span></text:span></text:p>
      <text:p text:style-name="P3"><text:span text:style-name="Teletype"><text:span text:style-name="T3">adquirir cuanta tontería relacionaban con estos; en ese momento se </text:span></text:span></text:p>
      <text:p text:style-name="P3"><text:span text:style-name="Teletype"><text:span text:style-name="T3">revolucionaba el mundo de la informática y fueron surgiendo alternativas para </text:span></text:span></text:p>
      <text:p text:style-name="P3"><text:span text:style-name="Teletype"><text:span text:style-name="T3">todos aquellos que sufrían el delirio de no poder adquirir el Disco Compacto de </text:span></text:span></text:p>
      <text:p text:style-name="P3"><text:span text:style-name="Teletype"><text:span text:style-name="T3">su banda favorita a causa de los altos precios. </text:span></text:span></text:p>
      <text:p text:style-name="P3"><text:span text:style-name="Teletype"><text:span text:style-name="T3">Nace el formato MP3 y estalla una revolución informática en el negocio </text:span></text:span></text:p>
      <text:p text:style-name="P3"><text:span text:style-name="Teletype"><text:span text:style-name="T3">de la música. Este formato es creado única y exclusivamente para ser usado en </text:span></text:span></text:p>
      <text:p text:style-name="P3"><text:span text:style-name="Teletype"><text:span text:style-name="T3">ordenadores y librar de los límites que le colocaban formatos como WMA </text:span></text:span></text:p>
      <text:p text:style-name="P3"><text:soft-page-break/><text:span text:style-name="Teletype"><text:span text:style-name="T3">(Windows Media Audio), o más atrás archivos como WAV (Waveform Audio File) </text:span></text:span></text:p>
      <text:p text:style-name="P3"><text:span text:style-name="Teletype"><text:span text:style-name="T3">o RA (Real Audio) que nos permitían almacenar música en la PC con derechos </text:span></text:span></text:p>
      <text:p text:style-name="P3"><text:span text:style-name="Teletype"><text:span text:style-name="T3">de autor o Copyright pero al momento de hacer un respaldo en otro CD para </text:span></text:span></text:p>
      <text:p text:style-name="P3"><text:span text:style-name="Teletype"><text:span text:style-name="T3">conservar el original o comprimirlo para liberar espacio en el disco duro no lo </text:span></text:span></text:p>
      <text:p text:style-name="P3"><text:span text:style-name="Teletype"><text:span text:style-name="T3">permitían. </text:span></text:span></text:p>
      <text:p text:style-name="P3"><text:span text:style-name="Teletype"><text:span text:style-name="T3">Con esta revolución nacen también los programas P2P (Peer-to-peer o </text:span></text:span></text:p>
      <text:p text:style-name="P3"><text:span text:style-name="Teletype"><text:span text:style-name="T3">entre pares) en el año 1996 con el programa Hotline Connect creado para el </text:span></text:span></text:p>
      <text:p text:style-name="P3"><text:span text:style-name="Teletype"><text:span text:style-name="T3">sistema operativo Mac OS por el joven australiano Adam Hinkley, proyectaba </text:span></text:span></text:p>
      <text:p text:style-name="P3"><text:span text:style-name="Teletype"><text:span text:style-name="T3">ser una plataforma para distribuir archivos destinados a empresas y </text:span></text:span></text:p>
      <text:p text:style-name="P3"><text:span text:style-name="Teletype"><text:span text:style-name="T3">universidades. Hoy en día conseguimos decenas de programas como este en la </text:span></text:span></text:p>
      <text:p text:style-name="P3"><text:span text:style-name="Teletype"><text:span text:style-name="T3">Web disponibles y de uso libre. </text:span></text:span></text:p>
      <text:p text:style-name="P3"><text:span text:style-name="Teletype"><text:span text:style-name="T3">Es gracias a programas como Napster (a quien se le atribuye </text:span></text:span></text:p>
      <text:p text:style-name="P3"><text:span text:style-name="Teletype"><text:span text:style-name="T3">erróneamente la invención del P2P), EMule, Kazza, Ares, Shareaza, BiTorrent y </text:span></text:span></text:p>
      <text:p text:style-name="P3"><text:span text:style-name="Teletype"><text:span text:style-name="T3">una infinidad de programillas similares a estos, es que las fronteras y </text:span></text:span></text:p>
      <text:p text:style-name="P3"><text:span text:style-name="Teletype"><text:span text:style-name="T3">obstáculos que las grandes disqueras colocan a los menos favorecidos, que se </text:span></text:span></text:p>
      <text:p text:style-name="P3"><text:span text:style-name="Teletype"><text:span text:style-name="T3">han podido superar. Hoy en día la lucha no es por sonar en una emisora de </text:span></text:span></text:p>
      <text:p text:style-name="P3"><text:span text:style-name="Teletype"><text:span text:style-name="T3">radio o vender mas discos; la lucha es por darse a conocer y que le guste tu </text:span></text:span></text:p>
      <text:p text:style-name="P3"><text:span text:style-name="Teletype"><text:span text:style-name="T3">producto a la gente. </text:span></text:span></text:p>
      <text:p text:style-name="P3"><text:span text:style-name="Teletype"><text:span text:style-name="T3">La información no puede tener ningún valor material, solo puede ser </text:span></text:span></text:p>
      <text:p text:style-name="P3"><text:span text:style-name="Teletype"><text:span text:style-name="T3">valorada por cuanto sea de utilidad al individuo, y el valor que le da una </text:span></text:span></text:p>
      <text:p text:style-name="P3"><text:span text:style-name="Teletype"><text:span text:style-name="T3">persona a la información es meramente espiritual según la utilidad que pueda </text:span></text:span></text:p>
      <text:p text:style-name="P3"><text:span text:style-name="Teletype"><text:span text:style-name="T3">tener. Un ejemplo de esto es que para un poeta un libro de leyes no tiene </text:span></text:span></text:p>
      <text:p text:style-name="P3"><text:span text:style-name="Teletype"><text:span text:style-name="T3">ninguna importancia o interés, en contraposición un abogado pagaría hasta la </text:span></text:span></text:p>
      <text:p text:style-name="P3"><text:span text:style-name="Teletype"><text:span text:style-name="T3">mitad de su salario por obtenerlo. </text:span></text:span></text:p>
      <text:p text:style-name="P3"><text:span text:style-name="Teletype"><text:span text:style-name="T3">No es casualidad que llamemos informática a todo lo relacionado con </text:span></text:span></text:p>
      <text:p text:style-name="P3"><text:span text:style-name="Teletype"><text:span text:style-name="T3">computadoras. La definición dada por el Diccionario de la Real </text:span></text:span><text:soft-page-break/><text:span text:style-name="Teletype"><text:span text:style-name="T3">Academia </text:span></text:span></text:p>
      <text:p text:style-name="P3"><text:span text:style-name="Teletype"><text:span text:style-name="T3">Española DRAE, informática es: "El conjunto de conocimientos científicos y </text:span></text:span></text:p>
      <text:p text:style-name="P3"><text:span text:style-name="Teletype"><text:span text:style-name="T3">técnicas que hacen posible el tratamiento automático de la información por </text:span></text:span></text:p>
      <text:p text:style-name="P3"><text:span text:style-name="Teletype"><text:span text:style-name="T3">medio de ordenadores". Es decir que INFORMÁTICA es la ciencia que estudia el </text:span></text:span></text:p>
      <text:p text:style-name="P3"><text:span text:style-name="Teletype"><text:span text:style-name="T3">tratamiento automático de la información. ¿Y que es la información? En sentido </text:span></text:span></text:p>
      <text:p text:style-name="P3"><text:span text:style-name="Teletype"><text:span text:style-name="T3">general, la información es un conjunto organizado de datos procesados, que </text:span></text:span></text:p>
      <text:p text:style-name="P3"><text:span text:style-name="Teletype"><text:span text:style-name="T3">constituyen un mensaje sobre un determinado ente o fenómeno. </text:span></text:span></text:p>
      <text:p text:style-name="P3"><text:span text:style-name="Teletype"><text:span text:style-name="T3">Entendido todo esto por los mercaderes de las artes y músicos en </text:span></text:span></text:p>
      <text:p text:style-name="P3"><text:span text:style-name="Teletype"><text:span text:style-name="T3">general, es cuando debemos ir transformando el negocio. Debemos tener bien </text:span></text:span></text:p>
      <text:p text:style-name="P3"><text:span text:style-name="Teletype"><text:span text:style-name="T3">en claro que ya es incontrolable que alguien en el mundo pueda descargar tu </text:span></text:span></text:p>
      <text:p text:style-name="P3"><text:span text:style-name="Teletype"><text:span text:style-name="T3">tema de la Internet; de hecho esto no esta del todo mal, porque de esta </text:span></text:span></text:p>
      <text:p text:style-name="P3"><text:span text:style-name="Teletype"><text:span text:style-name="T3">manera es que muchas bandas han podido expandirse internacionalmente y </text:span></text:span></text:p>
      <text:p text:style-name="P3"><text:span text:style-name="Teletype"><text:span text:style-name="T3">esto lo han venido entendiendo ya muchas bandas reconocidas a nivel mundial </text:span></text:span></text:p>
      <text:p text:style-name="P3"><text:span text:style-name="Teletype"><text:span text:style-name="T3">como Radio Head que grabó un disco para ser distribuido exclusivamente por </text:span></text:span></text:p>
      <text:p text:style-name="P3"><text:span text:style-name="Teletype"><text:span text:style-name="T3">medio de su pagina Web y en países como México que la competencia es muy </text:span></text:span></text:p>
      <text:p text:style-name="P3"><text:span text:style-name="Teletype"><text:span text:style-name="T3">dura, las bandas emergentes publican sus temas y discos a disposición del </text:span></text:span></text:p>
      <text:p text:style-name="P3"><text:span text:style-name="Teletype"><text:span text:style-name="T3">publico; es que la lucha ya no es por vender discos si no por ser escuchados. </text:span></text:span></text:p>
      <text:p text:style-name="P3"><text:span text:style-name="Teletype"><text:span text:style-name="T3">¿Como controlamos o evitamos que los temas musicales sean pasados de </text:span></text:span></text:p>
      <text:p text:style-name="P3"><text:span text:style-name="Teletype"><text:span text:style-name="T3">móvil a móvil, enviados por correo, descargados de programas P2P, o copiados </text:span></text:span></text:p>
      <text:p text:style-name="P3"><text:span text:style-name="Teletype"><text:span text:style-name="T3">a nuestro reproductor personal? Al contrario hay que darle rienda suelta a </text:span></text:span></text:p>
      <text:p text:style-name="P3"><text:span text:style-name="Teletype"><text:span text:style-name="T3">todas las posibilidades en la adquisición de música, porque esta ya no es un </text:span></text:span></text:p>
      <text:p text:style-name="P3"><text:span text:style-name="Teletype"><text:span text:style-name="T3">producto que pueda ser vendido bajo el control que las leyes que no se </text:span></text:span></text:p>
      <text:p text:style-name="P3"><text:span text:style-name="Teletype"><text:span text:style-name="T3">adaptan a estos tiempos de cambio. El negocio debe ser redireccionado a otras </text:span></text:span></text:p>
      <text:p text:style-name="P3"><text:soft-page-break/><text:span text:style-name="Teletype"><text:span text:style-name="T3">latitudes; otros son los vientos que soplan y tenemos que adaptarnos. </text:span></text:span></text:p>
      <text:p text:style-name="P3"><text:span text:style-name="Teletype"><text:span text:style-name="T3">Ahora el negocio debe estar en el artista y más allá en los verdaderos </text:span></text:span></text:p>
      <text:p text:style-name="P3"><text:span text:style-name="Teletype"><text:span text:style-name="T3">músicos; dejar que las personas escojan cual es la banda que quieren escuchar </text:span></text:span></text:p>
      <text:p text:style-name="P3"><text:span text:style-name="Teletype"><text:span text:style-name="T3">y que les sea presentada en un concierto que además debería ser un éxito total </text:span></text:span></text:p>
      <text:p text:style-name="P3"><text:span text:style-name="Teletype"><text:span text:style-name="T3">en cualquier momento. El negocio del futuro esta en el espectáculo, el ¡SHOW! </text:span></text:span></text:p>
      <text:p text:style-name="P3"><text:span text:style-name="Teletype"><text:span text:style-name="T3">Luego de expuesto todo esto nos entran una serie de dudas y realidades </text:span></text:span></text:p>
      <text:p text:style-name="P3"><text:span text:style-name="Teletype"><text:span text:style-name="T3">que no podemos dejar de presentar. Lo primero sería pensar en los costos de </text:span></text:span></text:p>
      <text:p text:style-name="P3"><text:span text:style-name="Teletype"><text:span text:style-name="T3">producción. Claramente entendemos que para poder grabar una canción de </text:span></text:span></text:p>
      <text:p text:style-name="P3"><text:span text:style-name="Teletype"><text:span text:style-name="T3">manera profesional se necesita mucho dinero; dinero que se convierte en </text:span></text:span></text:p>
      <text:p text:style-name="P3"><text:span text:style-name="Teletype"><text:span text:style-name="T3">inversión que se espera sea retribuida y genere una ganancia. Es en este punto </text:span></text:span></text:p>
      <text:p text:style-name="P3"><text:span text:style-name="Teletype"><text:span text:style-name="T3">es donde las tecnologías libres entran en acción. </text:span></text:span></text:p>
      <text:p text:style-name="P3"><text:span text:style-name="Teletype"><text:span text:style-name="T3">En Venezuela día a día nacen alternativas que se ponen a disposición de </text:span></text:span></text:p>
      <text:p text:style-name="P3"><text:span text:style-name="Teletype"><text:span text:style-name="T3">los colectivos que pretenden llevar un mensaje a la colectividad. Ejemplo de </text:span></text:span></text:p>
      <text:p text:style-name="P3"><text:span text:style-name="Teletype"><text:span text:style-name="T3">esto es el estudio de grabación que se inauguró en la ciudad de Caracas que </text:span></text:span></text:p>
      <text:p text:style-name="P3"><text:span text:style-name="Teletype"><text:span text:style-name="T3">lleva por nombre “Hormiga Roja”1. Este estudio es financiado y mantenido por </text:span></text:span></text:p>
      <text:p text:style-name="P3"><text:span text:style-name="Teletype"><text:span text:style-name="T3">la Alcaldía de Caracas y tiene en proyecto 4 estudios adicionales. </text:span></text:span></text:p>
      <text:p text:style-name="P3"><text:span text:style-name="Teletype"><text:span text:style-name="T3">Gracias a los procesos de cambio que vivimos y a las políticas de estado, </text:span></text:span></text:p>
      <text:p text:style-name="P3"><text:span text:style-name="Teletype"><text:span text:style-name="T3">también podemos contar un Sistema Operativo (SO) criollo, “Canaima”. Esta </text:span></text:span></text:p>
      <text:p text:style-name="P3"><text:span text:style-name="Teletype"><text:span text:style-name="T3">metadistribución que es totalmente creada bajo Software Libre (SL), es una </text:span></text:span></text:p>
      <text:p text:style-name="P3"><text:span text:style-name="Teletype"><text:span text:style-name="T3">herramienta fundamental en la liberación y soberanía tecnológica. </text:span></text:span></text:p>
      <text:p text:style-name="P3"><text:span text:style-name="Teletype"><text:span text:style-name="T3">Canaima soporta programas escritos con tecnologías libres como </text:span></text:span></text:p>
      <text:p text:style-name="P3"><text:span text:style-name="Teletype"><text:span text:style-name="T3">Rosegarden y Audacity para el tratado de ondas sonoras, que no tienen nada </text:span></text:span></text:p>
      <text:p text:style-name="P3"><text:span text:style-name="Teletype"><text:span text:style-name="T3">que envidiarle a programas privativos como Nuendo. </text:span></text:span></text:p>
      <text:p text:style-name="P3"><text:span text:style-name="Teletype"><text:span text:style-name="T3">A los colectivos musicales se les presentan un par de alternativas para </text:span></text:span></text:p>
      <text:p text:style-name="P3"><text:soft-page-break/><text:span text:style-name="Teletype"><text:span text:style-name="T3">poder “grabar” su mensaje. La primera es en estudios en donde posiblemente </text:span></text:span></text:p>
      <text:p text:style-name="P3"><text:span text:style-name="Teletype"><text:span text:style-name="T3">no paguen un solo céntimo o muy poco dinero. La segunda y la que toma cada </text:span></text:span></text:p>
      <text:p text:style-name="P3"><text:span text:style-name="Teletype"><text:span text:style-name="T3">vez mas fuerza, es la autoproducción. Con una computadora personal, el </text:span></text:span></text:p>
      <text:p text:style-name="P3"><text:span text:style-name="Teletype"><text:span text:style-name="T3">software y hardware adecuado y con muy poco dinero, se pueden lograr muy </text:span></text:span></text:p>
      <text:p text:style-name="P3"><text:span text:style-name="Teletype"><text:span text:style-name="T3">buenos resultados. </text:span></text:span></text:p>
      <text:p text:style-name="P3"><text:span text:style-name="Teletype"><text:span text:style-name="T3">La intención es que las personas comiencen a cambiar sus hábitos de </text:span></text:span></text:p>
      <text:p text:style-name="P3"><text:span text:style-name="Teletype"><text:span text:style-name="T3">consumo para poder cambiar la industria y deje de ser industria para </text:span></text:span></text:p>
      <text:p text:style-name="P3"><text:span text:style-name="Teletype"><text:span text:style-name="T3">convertirse en lo que realmente debe ser, un medio para compartir ideas. </text:span></text:span></text:p>
      <text:p text:style-name="P3"><text:span text:style-name="Teletype"><text:span text:style-name="T3">“De ideas no solo vive el hombre” </text:span></text:span></text:p>
      <text:p text:style-name="P3"><text:span text:style-name="Teletype"><text:span text:style-name="T3">Los resultados que fácilmente puedes obtener con estas alternativas los </text:span></text:span></text:p>
      <text:p text:style-name="P3"><text:span text:style-name="Teletype"><text:span text:style-name="T3">puedes distribuir gratuitamente por el medio de comunicación mas grande </text:span></text:span></text:p>
      <text:p text:style-name="P3"><text:span text:style-name="Teletype"><text:span text:style-name="T3">disponible actualmente; INTERNET. Si se toma la primera propuesta </text:span></text:span></text:p>
      <text:p text:style-name="P3"><text:span text:style-name="Teletype"><text:span text:style-name="T3">correspondiente al financiamiento del Estado o ente gubernamental, el ahorro </text:span></text:span></text:p>
      <text:p text:style-name="P3"><text:span text:style-name="Teletype"><text:span text:style-name="T3">sería considerablemente aceptable, podría ser hasta totalmente gratuito. Pero </text:span></text:span></text:p>
      <text:p text:style-name="P3"><text:span text:style-name="Teletype"><text:span text:style-name="T3">si lo que se prefiere es la autogestión y autoproducción el gasto sería mínimo. </text:span></text:span></text:p>
      <text:p text:style-name="P3"><text:span text:style-name="Teletype"><text:span text:style-name="T3">Sin gastos de en licencias privativas, solo tendríamos que gastar dinero en el </text:span></text:span></text:p>
      <text:p text:style-name="P3"><text:span text:style-name="Teletype"><text:span text:style-name="T3">alquiler de alguno u otro equipo que no se posea. </text:span></text:span></text:p>
      <text:p text:style-name="P3"><text:span text:style-name="Teletype"><text:span text:style-name="T3">Teniendo a disposición las redes sociales el gasto de promoción y difusión </text:span></text:span></text:p>
      <text:p text:style-name="P3"><text:span text:style-name="Teletype"><text:span text:style-name="T3">no es mas caro que una hora de conexión en un cyber café o la factura de la </text:span></text:span></text:p>
      <text:p text:style-name="P3"><text:span text:style-name="Teletype"><text:span text:style-name="T3">1 </text:span></text:span></text:p>
      <text:p text:style-name="P3"><text:span text:style-name="Teletype"><text:span text:style-name="T3">http://www.ciudadccs.info/?p=186180 </text:span></text:span></text:p>
      <text:p text:style-name="P3"><text:span text:style-name="Teletype"><text:span text:style-name="T3">conexión a Internet. Twitter, Facebook, MySpace, Blogger, Google+ son las </text:span></text:span></text:p>
      <text:p text:style-name="P3"><text:span text:style-name="Teletype"><text:span text:style-name="T3">alternativas mas comunes a la hora de promocionar un producto. </text:span></text:span></text:p>
      <text:p text:style-name="P3"><text:span text:style-name="Teletype"><text:span text:style-name="T3">Un estudio hecho recientemente en junio de 2011 por la empresa </text:span></text:span></text:p>
      <text:p text:style-name="P3"><text:span text:style-name="Teletype"><text:span text:style-name="T3">comScore Data Mine2 nos posiciona como el sexto país con mas horas </text:span></text:span></text:p>
      <text:p text:style-name="P3"><text:span text:style-name="Teletype"><text:span text:style-name="T3">mensuales dentro de las redes sociales. Según la pagina, Venezuela es el país </text:span></text:span></text:p>
      <text:p text:style-name="P3"><text:span text:style-name="Teletype"><text:span text:style-name="T3">en donde los internautas consumen hasta 7 horas mensuales dentro de </text:span></text:span><text:soft-page-break/><text:span text:style-name="Teletype"><text:span text:style-name="T3">las </text:span></text:span></text:p>
      <text:p text:style-name="P3"><text:span text:style-name="Teletype"><text:span text:style-name="T3">redes sociales. El primer país es Israel con 10.7 horas seguido de Rusia con </text:span></text:span></text:p>
      <text:p text:style-name="P3"><text:span text:style-name="Teletype"><text:span text:style-name="T3">10.3; España se ubica en el décimo lugar con 5.7 y EEUU en décimo tercero </text:span></text:span></text:p>
      <text:p text:style-name="P3"><text:span text:style-name="Teletype"><text:span text:style-name="T3">con 5.2 horas. La información detallada la podemos ver en el siguiente cuadro </text:span></text:span></text:p>
      <text:p text:style-name="P3"><text:span text:style-name="Teletype"><text:span text:style-name="T3">comparativo3. </text:span></text:span></text:p>
      <text:p text:style-name="P3"><text:span text:style-name="Teletype"><text:span text:style-name="T3">Estamos claros que muchas de estas herramientas aunque son gratuitas </text:span></text:span></text:p>
      <text:p text:style-name="P3"><text:span text:style-name="Teletype"><text:span text:style-name="T3">no son completamente libres; pero existe una lista larga de SL dedicado a </text:span></text:span></text:p>
      <text:p text:style-name="P3"><text:span text:style-name="Teletype"><text:span text:style-name="T3">integrarse a ellas. En el caso de nuestro SO Criollo “Canaima”, tenemos </text:span></text:span></text:p>
      <text:p text:style-name="P3"><text:span text:style-name="Teletype"><text:span text:style-name="T3">programas como Turpial, que se adapta a las redes de microblogging abiertas </text:span></text:span></text:p>
      <text:p text:style-name="P3"><text:span text:style-name="Teletype"><text:span text:style-name="T3">como Identi.ca o cerradas como la mas popular del pajarito. Tambien contamos </text:span></text:span></text:p>
      <text:p text:style-name="P3"><text:span text:style-name="Teletype"><text:span text:style-name="T3">con software para mensajería instantánea con EMESENE o gestores de correo </text:span></text:span></text:p>
      <text:p text:style-name="P3"><text:span text:style-name="Teletype"><text:span text:style-name="T3">electrónico como Guácharo. </text:span></text:span></text:p>
      <text:p text:style-name="P3"><text:span text:style-name="Teletype"><text:span text:style-name="T3">2 </text:span></text:span></text:p>
      <text:p text:style-name="P3"><text:span text:style-name="Teletype"><text:span text:style-name="T3">3 </text:span></text:span></text:p>
      <text:p text:style-name="P3"><text:span text:style-name="Teletype"><text:span text:style-name="T3">http://www.comscoredatamine.com/2011/06/average-time-spent-on-social-networking-sites-across-geographies/ </text:span></text:span></text:p>
      <text:p text:style-name="P3"><text:span text:style-name="Teletype"><text:span text:style-name="T3">http://www.comscoredatamine.com/wp-content/uploads/2011/06/avg-hours-on-sn-sites-apr-11-ww.jpg </text:span></text:span></text:p>
      <text:p text:style-name="P3"><text:span text:style-name="Teletype"><text:span text:style-name="T3">“Por ahorrar dinero, la gente está dispuesta a pagar cualquier precio.”4 </text:span></text:span></text:p>
      <text:p text:style-name="P3"><text:span text:style-name="Teletype"><text:span text:style-name="T3">Aunque un poco sesgado contra los países que no están alienados a la </text:span></text:span></text:p>
      <text:p text:style-name="P3"><text:span text:style-name="Teletype"><text:span text:style-name="T3">Business Software Alliance (BSA); un estudio realizado por esta empresa coloca </text:span></text:span></text:p>
      <text:p text:style-name="P3"><text:span text:style-name="Teletype"><text:span text:style-name="T3">a Venezuela como el país suramericano con mayor indice de piratería </text:span></text:span></text:p>
      <text:p text:style-name="P3"><text:span text:style-name="Teletype"><text:span text:style-name="T3">informática. Con 88% de software pirata para 2010 y 87% en 2009 la BSA </text:span></text:span></text:p>
      <text:p text:style-name="P3"><text:span text:style-name="Teletype"><text:span text:style-name="T3">considera que se han perdido solo en Venezuela $1.347 millones5. </text:span></text:span></text:p>
      <text:p text:style-name="P3"><text:span text:style-name="Teletype"><text:span text:style-name="T3">Cifras no muy alejadas de la realidad, que nos hacen pensar que el tema </text:span></text:span></text:p>
      <text:p text:style-name="P3"><text:span text:style-name="Teletype"><text:span text:style-name="T3">monetario a la hora de escoger el software de nuestra computadora, es </text:span></text:span></text:p>
      <text:p text:style-name="P3"><text:span text:style-name="Teletype"><text:span text:style-name="T3">irrelevante; al contrario nos afianza la necesidad de crear cultura libre dentro </text:span></text:span></text:p>
      <text:p text:style-name="P3"><text:span text:style-name="Teletype"><text:span text:style-name="T3">de la población. Sobre todo cuando logramos entender los problemas de </text:span></text:span></text:p>
      <text:p text:style-name="P3"><text:span text:style-name="Teletype"><text:span text:style-name="T3">seguridad, rigidez, legalidad y muchos otros que nos trae el software </text:span></text:span><text:soft-page-break/><text:span text:style-name="Teletype"><text:span text:style-name="T3">privativo. </text:span></text:span></text:p>
      <text:p text:style-name="P3"><text:span text:style-name="Teletype"><text:span text:style-name="T3">Librándonos de las maldiciones del Software Privativo y creando </text:span></text:span></text:p>
      <text:p text:style-name="P3"><text:span text:style-name="Teletype"><text:span text:style-name="T3">consciencia libre, los colectivos musicales podríamos librarnos del yugo de la </text:span></text:span></text:p>
      <text:p text:style-name="P3"><text:span text:style-name="Teletype"><text:span text:style-name="T3">industria y dedicarnos en cuerpo y alma a la producción de contenidos </text:span></text:span></text:p>
      <text:p text:style-name="P3"><text:span text:style-name="Teletype"><text:span text:style-name="T3">verdaderamente hermosos, gratuitos y de calidad inmejorable. </text:span></text:span></text:p>
      <text:p text:style-name="P3"><text:span text:style-name="Teletype"><text:span text:style-name="T3">El negocio de la música debe humanizarse y reeditarse pensando en la </text:span></text:span></text:p>
      <text:p text:style-name="P3"><text:span text:style-name="Teletype"><text:span text:style-name="T3">necesidad del creador y no de quien pretende apoderarse del conocimiento. Es </text:span></text:span></text:p>
      <text:p text:style-name="P3"><text:span text:style-name="Teletype"><text:span text:style-name="T3">el usuario final quien determinará el valor y la calidad del trabajo del creador. </text:span></text:span></text:p>
      <text:p text:style-name="P3"><text:span text:style-name="Teletype"><text:span text:style-name="T3">Imaginemos un mundo en donde el músico puede distribuir su creación </text:span></text:span></text:p>
      <text:p text:style-name="P3"><text:span text:style-name="Teletype"><text:span text:style-name="T3">libremente. Imaginemos un mundo donde el músico pueda organizar su propio </text:span></text:span></text:p>
      <text:p text:style-name="P3"><text:span text:style-name="Teletype"><text:span text:style-name="T3">recital y la gente, el consumidor final; se sienta complacido y pague el precio </text:span></text:span></text:p>
      <text:p text:style-name="P3"><text:span text:style-name="Teletype"><text:span text:style-name="T3">justo por ver a su artista favorito. Imaginemos un mundo verdaderamente libre. </text:span></text:span></text:p>
      <text:p text:style-name="P3"><text:span text:style-name="Teletype"><text:span text:style-name="T3"/></text:span></text:p>
      <text:p text:style-name="P3"><text:span text:style-name="Teletype"><text:span text:style-name="T3"/></text:span></text:p>
      <text:p text:style-name="P3"><text:span text:style-name="Teletype"><text:span text:style-name="T3">Lido Anthony "Lee" Iacocca (nacido el 15 de octubre de 1924 en Allentown, Pensilvania, Estados Unidos), de </text:span></text:span></text:p>
      <text:p text:style-name="P3"><text:span text:style-name="Teletype"><text:span text:style-name="T3">ascendencia italiana, es una de las personas más representativas de la industria del automóvil de finales del siglo </text:span></text:span></text:p>
      <text:p text:style-name="P3"><text:span text:style-name="Teletype"><text:span text:style-name="T3">XX y principios del XXI. Es el responsable de la creación del Ford Mustang y de las Minivans de Chrysler. Fuente: Wikipedia.org </text:span></text:span></text:p>
      <text:p text:style-name="P3"><text:span text:style-name="Teletype"><text:span text:style-name="T3">Octavo Estudio Anual de la BSA sobre PIRATERÍA DE SOFTWARE GLOBAL DE 2010 – mayo 2011 </text:span></text:span></text:p>
      <text:p text:style-name="P3"><text:span text:style-name="Teletype"><text:span text:style-name="T3">http://portal.bsa.org/globalpiracy2010/downloads/translatedstudy/2010GlobalPiracyStudy_es.pdf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2" svg:font-family="monospace"/>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monospace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letype" style:family="text">
      <style:text-properties style:font-name="DejaVu Sans Mono" style:font-name-asian="DejaVu Sans Condensed"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monospac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fo:border-top="0.26pt solid #000000" fo:border-bottom="0.26pt solid #000000" fo:border-left="none" fo:border-right="none" fo:padding="0.45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ntología Poética Hacker y Ensayística Libertaria</text:p>
      </style:header>
      <style:footer>
        <text:p text:style-name="MP2"><text:page-number text:select-page="current">4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2-25T17:44:38</meta:creation-date>
    <dc:date>2012-02-25T20:30:12</dc:date>
    <dc:creator>omerta </dc:creator>
    <meta:editing-duration>PT2H6M37S</meta:editing-duration>
    <meta:editing-cycles>8</meta:editing-cycles>
    <meta:generator>LibreOffice/3.4$Linux LibreOffice_project/340m1$Build-502</meta:generator>
    <meta:document-statistic meta:table-count="0" meta:image-count="0" meta:object-count="0" meta:page-count="41" meta:paragraph-count="903" meta:word-count="10148" meta:character-count="61068" meta:non-whitespace-character-count="51125"/>
  </office:meta>
</office:document-meta>
</file>